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7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Falsa_Aceptación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1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Firma</text:p>
          </table:table-cell>
          <table:table-cell office:value-type="string" table:style-name="ce2">
            <text:p>Coincidencia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0.3" table:style-name="ce1">
            <text:p>0,3</text:p>
          </table:table-cell>
          <table:table-cell office:value-type="float" office:value="0.4" table:style-name="ce1">
            <text:p>0,4</text:p>
          </table:table-cell>
          <table:table-cell office:value-type="float" office:value="0.5" table:style-name="ce1">
            <text:p>0,5</text:p>
          </table:table-cell>
          <table:table-cell office:value-type="float" office:value="0.6" table:style-name="ce1">
            <text:p>0,6</text:p>
          </table:table-cell>
          <table:table-cell office:value-type="float" office:value="0.7" table:style-name="ce1">
            <text:p>0,7</text:p>
          </table:table-cell>
          <table:table-cell office:value-type="float" office:value="0.8" table:style-name="ce1">
            <text:p>0,8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Casos de FA</text:p>
          </table:table-cell>
          <table:table-cell office:value-type="float" office:value="1500" table:formula="msoxl:=COUNTIF(B4:B3027, &quot;&gt;0&quot;)" table:style-name="ce1">
            <text:p>1500</text:p>
          </table:table-cell>
          <table:table-cell office:value-type="float" office:value="1389" table:formula="msoxl:=COUNTIF(B4:B3027, &quot;&gt;0,1&quot;)" table:style-name="ce1">
            <text:p>1389</text:p>
          </table:table-cell>
          <table:table-cell office:value-type="float" office:value="1243" table:formula="msoxl:=COUNTIF(B4:B3027, &quot;&gt;0,2&quot;)" table:style-name="ce1">
            <text:p>1243</text:p>
          </table:table-cell>
          <table:table-cell office:value-type="float" office:value="1085" table:formula="msoxl:=COUNTIF(B4:B3027, &quot;&gt;0,3&quot;)" table:style-name="ce1">
            <text:p>1085</text:p>
          </table:table-cell>
          <table:table-cell office:value-type="float" office:value="900" table:formula="msoxl:=COUNTIF(B4:B3027, &quot;&gt;0,4&quot;)" table:style-name="ce1">
            <text:p>900</text:p>
          </table:table-cell>
          <table:table-cell office:value-type="float" office:value="705" table:formula="msoxl:=COUNTIF(B4:B3027, &quot;&gt;0,5&quot;)" table:style-name="ce1">
            <text:p>705</text:p>
          </table:table-cell>
          <table:table-cell office:value-type="float" office:value="501" table:formula="msoxl:=COUNTIF(B4:B3027, &quot;&gt;0,6&quot;)" table:style-name="ce1">
            <text:p>501</text:p>
          </table:table-cell>
          <table:table-cell office:value-type="float" office:value="313" table:formula="msoxl:=COUNTIF(B4:B3027, &quot;&gt;0,7&quot;)" table:style-name="ce1">
            <text:p>313</text:p>
          </table:table-cell>
          <table:table-cell office:value-type="float" office:value="160" table:formula="msoxl:=COUNTIF(B4:B3027, &quot;&gt;0,8&quot;)" table:style-name="ce1">
            <text:p>160</text:p>
          </table:table-cell>
          <table:table-cell office:value-type="float" office:value="47" table:formula="msoxl:=COUNTIF(B4:B3027, &quot;&gt;0,9&quot;)" table:style-name="ce1">
            <text:p>47</text:p>
          </table:table-cell>
          <table:table-cell office:value-type="float" office:value="1" table:formula="msoxl:=COUNTIF(B4:B3027, &quot;=1&quot;)" table:style-name="ce1">
            <text:p>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FAR</text:p>
          </table:table-cell>
          <table:table-cell office:value-type="float" office:value="0.625" table:formula="msoxl:=C2/COUNTIF(B4:B3027, &quot;&gt;=0&quot;)" table:style-name="ce1">
            <text:p>0,625</text:p>
          </table:table-cell>
          <table:table-cell office:value-type="float" office:value="0.57874999999999999" table:formula="msoxl:=D2/COUNTIF(B4:B3027, &quot;&gt;=0&quot;)" table:style-name="ce1">
            <text:p>0,57875</text:p>
          </table:table-cell>
          <table:table-cell office:value-type="float" office:value="0.51791666666666669" table:formula="msoxl:=E2/COUNTIF(B4:B3027, &quot;&gt;=0&quot;)" table:style-name="ce1">
            <text:p>0,517916667</text:p>
          </table:table-cell>
          <table:table-cell office:value-type="float" office:value="0.45208333333333334" table:formula="msoxl:=F2/COUNTIF(B4:B3027, &quot;&gt;=0&quot;)" table:style-name="ce1">
            <text:p>0,452083333</text:p>
          </table:table-cell>
          <table:table-cell office:value-type="float" office:value="0.375" table:formula="msoxl:=G2/COUNTIF(B4:B3027, &quot;&gt;=0&quot;)" table:style-name="ce1">
            <text:p>0,375</text:p>
          </table:table-cell>
          <table:table-cell office:value-type="float" office:value="0.29375000000000001" table:formula="msoxl:=H2/COUNTIF(B4:B3027, &quot;&gt;=0&quot;)" table:style-name="ce1">
            <text:p>0,29375</text:p>
          </table:table-cell>
          <table:table-cell office:value-type="float" office:value="0.20874999999999999" table:formula="msoxl:=I2/COUNTIF(B4:B3027, &quot;&gt;=0&quot;)" table:style-name="ce1">
            <text:p>0,20875</text:p>
          </table:table-cell>
          <table:table-cell office:value-type="float" office:value="0.13041666666666665" table:formula="msoxl:=J2/COUNTIF(B4:B3027, &quot;&gt;=0&quot;)" table:style-name="ce1">
            <text:p>0,130416667</text:p>
          </table:table-cell>
          <table:table-cell office:value-type="float" office:value="6.6666666666666666E-2" table:formula="msoxl:=K2/COUNTIF(B4:B3027, &quot;&gt;=0&quot;)" table:style-name="ce1">
            <text:p>0,066666667</text:p>
          </table:table-cell>
          <table:table-cell office:value-type="float" office:value="1.9583333333333335E-2" table:formula="msoxl:=L2/COUNTIF(B4:B2403, &quot;&gt;=0&quot;)" table:style-name="ce1">
            <text:p>0,019583333</text:p>
          </table:table-cell>
          <table:table-cell office:value-type="float" office:value="4.1666666666666669E-4" table:formula="msoxl:=M2/COUNTIF(B4:B2433, &quot;&gt;=0&quot;)" table:style-name="ce1">
            <text:p>0,00041666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41503759398496198" table:style-name="ce2">
            <text:p>0,4150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19667590027700799" table:style-name="ce2">
            <text:p>0,19667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34699853587115698" table:style-name="ce2">
            <text:p>0,3469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78175092478421704" table:style-name="ce2">
            <text:p>0,7817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8.4136722173532005E-2" table:style-name="ce2">
            <text:p>0,0841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52253116011505296" table:style-name="ce2">
            <text:p>0,5225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6.6231343283582003E-2" table:style-name="ce2">
            <text:p>0,0662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25516621743036799" table:style-name="ce2">
            <text:p>0,2551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14944649446494501" table:style-name="ce2">
            <text:p>0,1494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47894736842105301" table:style-name="ce2">
            <text:p>0,4789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39205058717253799" table:style-name="ce2">
            <text:p>0,3920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57446808510638303" table:style-name="ce2">
            <text:p>0,574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70542635658914699" table:style-name="ce2">
            <text:p>0,7054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37581699346405201" table:style-name="ce2">
            <text:p>0,3758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41437308868501499" table:style-name="ce2">
            <text:p>0,4143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48666666666666702" table:style-name="ce2">
            <text:p>0,48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526678141135972" table:style-name="ce2">
            <text:p>0,526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45765765765765798" table:style-name="ce2">
            <text:p>0,457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27347611202635902" table:style-name="ce2">
            <text:p>0,273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6.8511198945981594E-2" table:style-name="ce2">
            <text:p>0,068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383254716981132" table:style-name="ce2">
            <text:p>0,383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21669341894061001" table:style-name="ce2">
            <text:p>0,2166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13277511961722499" table:style-name="ce2">
            <text:p>0,1327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32558139534883701" table:style-name="ce2">
            <text:p>0,3255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318783068783069" table:style-name="ce2">
            <text:p>0,3187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11041405269761601" table:style-name="ce2">
            <text:p>0,1104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41628440366972502" table:style-name="ce2">
            <text:p>0,4162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247386759581882" table:style-name="ce2">
            <text:p>0,247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36029411764705899" table:style-name="ce2">
            <text:p>0,3602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75450901803607195" table:style-name="ce2">
            <text:p>0,754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44504995458673902" table:style-name="ce2">
            <text:p>0,445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4.5184304399524401E-2" table:style-name="ce2">
            <text:p>0,045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81766917293233099" table:style-name="ce2">
            <text:p>0,8176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94197952218430003" table:style-name="ce2">
            <text:p>0,9419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70422535211267601" table:style-name="ce2">
            <text:p>0,704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62385321100917401" table:style-name="ce2">
            <text:p>0,6238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9471947194719497" table:style-name="ce2">
            <text:p>0,6947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61324503311258305" table:style-name="ce2">
            <text:p>0,6132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1996830427892201" table:style-name="ce2">
            <text:p>0,419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54655172413793096" table:style-name="ce2">
            <text:p>0,546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1532091097308503" table:style-name="ce2">
            <text:p>0,715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1168274383708496" table:style-name="ce2">
            <text:p>0,7116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64230343300110704" table:style-name="ce2">
            <text:p>0,6423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44860813704496799" table:style-name="ce2">
            <text:p>0,448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50925925925925897" table:style-name="ce2">
            <text:p>0,5092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7326968973747001" table:style-name="ce2">
            <text:p>0,773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40796019900497499" table:style-name="ce2">
            <text:p>0,407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32378223495702002" table:style-name="ce2">
            <text:p>0,3237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166073546856465" table:style-name="ce2">
            <text:p>0,166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42586002372479198" table:style-name="ce2">
            <text:p>0,4258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51601423487544495" table:style-name="ce2">
            <text:p>0,5160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61605584642233902" table:style-name="ce2">
            <text:p>0,6160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36437246963562803" table:style-name="ce2">
            <text:p>0,3643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63879003558718905" table:style-name="ce2">
            <text:p>0,6387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273394495412844" table:style-name="ce2">
            <text:p>0,2733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58361774744027295" table:style-name="ce2">
            <text:p>0,583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14477611940298499" table:style-name="ce2">
            <text:p>0,1447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5605381165919299" table:style-name="ce2">
            <text:p>0,5560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42618384401114201" table:style-name="ce2">
            <text:p>0,426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34545454545454501" table:style-name="ce2">
            <text:p>0,3454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33532934131736503" table:style-name="ce2">
            <text:p>0,335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780979827089337" table:style-name="ce2">
            <text:p>0,7809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34338138925294898" table:style-name="ce2">
            <text:p>0,343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50075187969924795" table:style-name="ce2">
            <text:p>0,5007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50954478707782702" table:style-name="ce2">
            <text:p>0,5095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8846153846153799" table:style-name="ce2">
            <text:p>0,788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4056847545219602" table:style-name="ce2">
            <text:p>0,9405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80051813471502598" table:style-name="ce2">
            <text:p>0,800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3741794310722097" table:style-name="ce2">
            <text:p>0,7374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7886597938144295" table:style-name="ce2">
            <text:p>0,878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64825581395348797" table:style-name="ce2">
            <text:p>0,6482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63934426229508201" table:style-name="ce2">
            <text:p>0,639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173027989821883" table:style-name="ce2">
            <text:p>0,1730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4461791290057499" table:style-name="ce2">
            <text:p>0,144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569084628670121" table:style-name="ce2">
            <text:p>0,5690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32372881355932198" table:style-name="ce2">
            <text:p>0,3237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32900081234768502" table:style-name="ce2">
            <text:p>0,329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585531914893617" table:style-name="ce2">
            <text:p>0,5855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46325350949628402" table:style-name="ce2">
            <text:p>0,463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78818181818181798" table:style-name="ce2">
            <text:p>0,7881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817246835443038" table:style-name="ce2">
            <text:p>0,8172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61139896373057001" table:style-name="ce2">
            <text:p>0,6113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35118110236220501" table:style-name="ce2">
            <text:p>0,3511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478960396039604" table:style-name="ce2">
            <text:p>0,478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25889967637540501" table:style-name="ce2">
            <text:p>0,258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8.6313193588162303E-3" table:style-name="ce2">
            <text:p>0,0086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15978695073235699" table:style-name="ce2">
            <text:p>0,1597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37634408602150499" table:style-name="ce2">
            <text:p>0,376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.16820276497695899" table:style-name="ce2">
            <text:p>0,168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418064516129032" table:style-name="ce2">
            <text:p>0,4180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210900473933649" table:style-name="ce2">
            <text:p>0,210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64772727272727304" table:style-name="ce2">
            <text:p>0,647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61236802413272995" table:style-name="ce2">
            <text:p>0,612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7630161579892303" table:style-name="ce2">
            <text:p>0,5763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74504623513870605" table:style-name="ce2">
            <text:p>0,745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43918918918918898" table:style-name="ce2">
            <text:p>0,4391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44917012448132798" table:style-name="ce2">
            <text:p>0,4491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63712574850299397" table:style-name="ce2">
            <text:p>0,6371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83222222222222197" table:style-name="ce2">
            <text:p>0,832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5084364454443198" table:style-name="ce2">
            <text:p>0,250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34886363636363599" table:style-name="ce2">
            <text:p>0,3488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64733727810650898" table:style-name="ce2">
            <text:p>0,647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100867678958785" table:style-name="ce2">
            <text:p>0,100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81160896130346205" table:style-name="ce2">
            <text:p>0,8116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29465186680121103" table:style-name="ce2">
            <text:p>0,2946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43516699410609" table:style-name="ce2">
            <text:p>0,4351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38081936685288598" table:style-name="ce2">
            <text:p>0,3808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8696461824953396" table:style-name="ce2">
            <text:p>0,9869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33873720136518798" table:style-name="ce2">
            <text:p>0,338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32872503840245798" table:style-name="ce2">
            <text:p>0,328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3497942386831305" table:style-name="ce2">
            <text:p>0,7349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677215189873418" table:style-name="ce2">
            <text:p>0,677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.25027563395810398" table:style-name="ce2">
            <text:p>0,250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67636786961583195" table:style-name="ce2">
            <text:p>0,676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.69009009009009004" table:style-name="ce2">
            <text:p>0,690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53761467889908299" table:style-name="ce2">
            <text:p>0,5376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3368606701939998" table:style-name="ce2">
            <text:p>0,7336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25303643724696401" table:style-name="ce2">
            <text:p>0,253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20424403183023901" table:style-name="ce2">
            <text:p>0,2042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57190082644628104" table:style-name="ce2">
            <text:p>0,571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41963190184049098" table:style-name="ce2">
            <text:p>0,419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23794712286158601" table:style-name="ce2">
            <text:p>0,237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70608108108108103" table:style-name="ce2">
            <text:p>0,7060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3457943925233604" table:style-name="ce2">
            <text:p>0,734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1470301850048701" table:style-name="ce2">
            <text:p>0,7147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83780991735537202" table:style-name="ce2">
            <text:p>0,8378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28474903474903501" table:style-name="ce2">
            <text:p>0,2847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7070063694267499" table:style-name="ce2">
            <text:p>0,770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4364406779660996" table:style-name="ce2">
            <text:p>0,7436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4683544303797504" table:style-name="ce2">
            <text:p>0,546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70724637681159397" table:style-name="ce2">
            <text:p>0,707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55362318840579705" table:style-name="ce2">
            <text:p>0,5536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70890052356021005" table:style-name="ce2">
            <text:p>0,708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236476043276662" table:style-name="ce2">
            <text:p>0,236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9346271705822295" table:style-name="ce2">
            <text:p>0,5934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9230769230769196" table:style-name="ce2">
            <text:p>0,6923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82033898305084696" table:style-name="ce2">
            <text:p>0,820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52688172043010795" table:style-name="ce2">
            <text:p>0,5268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87125220458553798" table:style-name="ce2">
            <text:p>0,871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46631205673758902" table:style-name="ce2">
            <text:p>0,466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65277777777777801" table:style-name="ce2">
            <text:p>0,6527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59720457433290997" table:style-name="ce2">
            <text:p>0,597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85103626943005195" table:style-name="ce2">
            <text:p>0,851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9.0116279069767505E-2" table:style-name="ce2">
            <text:p>0,0901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120481927710843" table:style-name="ce2">
            <text:p>0,1204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15060240963855401" table:style-name="ce2">
            <text:p>0,1506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0555555555555602" table:style-name="ce2">
            <text:p>0,305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839135654261705" table:style-name="ce2">
            <text:p>0,8391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8726708074534202" table:style-name="ce2">
            <text:p>0,2872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19579500657030199" table:style-name="ce2">
            <text:p>0,1957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38565891472868202" table:style-name="ce2">
            <text:p>0,385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4134078212290495" table:style-name="ce2">
            <text:p>0,941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86033519553072602" table:style-name="ce2">
            <text:p>0,8603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80042462845010598" table:style-name="ce2">
            <text:p>0,8004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8067885117493496" table:style-name="ce2">
            <text:p>0,7806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97038327526132395" table:style-name="ce2">
            <text:p>0,970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95439739413680802" table:style-name="ce2">
            <text:p>0,954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74615384615384595" table:style-name="ce2">
            <text:p>0,7461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74568288854003095" table:style-name="ce2">
            <text:p>0,7456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15346938775510199" table:style-name="ce2">
            <text:p>0,1534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34218467109233602" table:style-name="ce2">
            <text:p>0,342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194509345794393" table:style-name="ce2">
            <text:p>0,194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53179190751445105" table:style-name="ce2">
            <text:p>0,5317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61842105263157898" table:style-name="ce2">
            <text:p>0,6184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47719298245614" table:style-name="ce2">
            <text:p>0,477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493534482758621" table:style-name="ce2">
            <text:p>0,4935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13660618996798299" table:style-name="ce2">
            <text:p>0,136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3.0235162374020099E-2" table:style-name="ce2">
            <text:p>0,030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28992628992628999" table:style-name="ce2">
            <text:p>0,2899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38980392156862698" table:style-name="ce2">
            <text:p>0,3898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6.4945226917057994E-2" table:style-name="ce2">
            <text:p>0,0649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27484874675885901" table:style-name="ce2">
            <text:p>0,2748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19584837545126399" table:style-name="ce2">
            <text:p>0,195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6.7005937234944898E-2" table:style-name="ce2">
            <text:p>0,067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52089783281733704" table:style-name="ce2">
            <text:p>0,5208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18069498069498099" table:style-name="ce2">
            <text:p>0,1806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43508287292817699" table:style-name="ce2">
            <text:p>0,4350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5492371705963897" table:style-name="ce2">
            <text:p>0,9549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17032672737011201" table:style-name="ce2">
            <text:p>0,1703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9755387303436203" table:style-name="ce2">
            <text:p>0,5975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62752525252525304" table:style-name="ce2">
            <text:p>0,6275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2853855005753696" table:style-name="ce2">
            <text:p>0,828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41756756756756802" table:style-name="ce2">
            <text:p>0,4175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27308838133068503" table:style-name="ce2">
            <text:p>0,2730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365079365079365" table:style-name="ce2">
            <text:p>0,3650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42956349206349198" table:style-name="ce2">
            <text:p>0,429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9111807732497398" table:style-name="ce2">
            <text:p>0,491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46162657502863702" table:style-name="ce2">
            <text:p>0,461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3084610259826799" table:style-name="ce2">
            <text:p>0,730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68465690053970696" table:style-name="ce2">
            <text:p>0,684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72921434019832199" table:style-name="ce2">
            <text:p>0,7292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8.1647940074906403E-2" table:style-name="ce2">
            <text:p>0,0816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3003802281368801" table:style-name="ce2">
            <text:p>0,730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60557184750733095" table:style-name="ce2">
            <text:p>0,605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0704225352112697" table:style-name="ce2">
            <text:p>0,507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6727272727272701" table:style-name="ce2">
            <text:p>0,4672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24838709677419399" table:style-name="ce2">
            <text:p>0,248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143487858719647" table:style-name="ce2">
            <text:p>0,143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7486423584173796" table:style-name="ce2">
            <text:p>0,5748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3368669022379298" table:style-name="ce2">
            <text:p>0,6336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54273029966703701" table:style-name="ce2">
            <text:p>0,5427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316735822959889" table:style-name="ce2">
            <text:p>0,316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49193548387096803" table:style-name="ce2">
            <text:p>0,491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15770609318996401" table:style-name="ce2">
            <text:p>0,1577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52794292508917995" table:style-name="ce2">
            <text:p>0,5279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20236813778256199" table:style-name="ce2">
            <text:p>0,202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133744855967078" table:style-name="ce2">
            <text:p>0,1337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36933797909407701" table:style-name="ce2">
            <text:p>0,369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271698113207547" table:style-name="ce2">
            <text:p>0,2716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4.3396226415094302E-2" table:style-name="ce2">
            <text:p>0,0433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657391304347826" table:style-name="ce2">
            <text:p>0,6573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19322344322344301" table:style-name="ce2">
            <text:p>0,1932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52038626609442096" table:style-name="ce2">
            <text:p>0,5203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34482758620689702" table:style-name="ce2">
            <text:p>0,3448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7348777348777298" table:style-name="ce2">
            <text:p>0,773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2372881355932202" table:style-name="ce2">
            <text:p>0,9237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78983050847457603" table:style-name="ce2">
            <text:p>0,789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56744868035190599" table:style-name="ce2">
            <text:p>0,567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0569514237855899" table:style-name="ce2">
            <text:p>0,8056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38663484486873501" table:style-name="ce2">
            <text:p>0,386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57700205338808996" table:style-name="ce2">
            <text:p>0,577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60709592641261501" table:style-name="ce2">
            <text:p>0,607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55936352509179899" table:style-name="ce2">
            <text:p>0,559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74306393244873303" table:style-name="ce2">
            <text:p>0,7430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89390756302521002" table:style-name="ce2">
            <text:p>0,893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5.3817271589486897E-2" table:style-name="ce2">
            <text:p>0,0538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55605381165919299" table:style-name="ce2">
            <text:p>0,5560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18037135278514599" table:style-name="ce2">
            <text:p>0,180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7.5641025641025594E-2" table:style-name="ce2">
            <text:p>0,075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9.6590909090909102E-2" table:style-name="ce2">
            <text:p>0,0965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13839891451831801" table:style-name="ce2">
            <text:p>0,1383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2.5487256371814E-2" table:style-name="ce2">
            <text:p>0,0254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33930857874519799" table:style-name="ce2">
            <text:p>0,339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6.580259222333E-2" table:style-name="ce2">
            <text:p>0,065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28843995510662201" table:style-name="ce2">
            <text:p>0,2884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6736111111111099" table:style-name="ce2">
            <text:p>0,267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41407678244972601" table:style-name="ce2">
            <text:p>0,414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18760195758564399" table:style-name="ce2">
            <text:p>0,1876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0930599369085197" table:style-name="ce2">
            <text:p>0,909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235185185185185" table:style-name="ce2">
            <text:p>0,235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63065976714100902" table:style-name="ce2">
            <text:p>0,6306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226375908618899" table:style-name="ce2">
            <text:p>0,2263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53493699885452495" table:style-name="ce2">
            <text:p>0,5349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34410339256865902" table:style-name="ce2">
            <text:p>0,344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9489051094890504" table:style-name="ce2">
            <text:p>0,894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47150259067357497" table:style-name="ce2">
            <text:p>0,471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247043363994744" table:style-name="ce2">
            <text:p>0,247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52736982643525" table:style-name="ce2">
            <text:p>0,552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72503617945007204" table:style-name="ce2">
            <text:p>0,725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55764705882352905" table:style-name="ce2">
            <text:p>0,5576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2654155495978601" table:style-name="ce2">
            <text:p>0,7265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76930320150659104" table:style-name="ce2">
            <text:p>0,7693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8.9579524680073103E-2" table:style-name="ce2">
            <text:p>0,0895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83458646616541399" table:style-name="ce2">
            <text:p>0,834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59692898272552797" table:style-name="ce2">
            <text:p>0,596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8091286307053902" table:style-name="ce2">
            <text:p>0,5809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57840616966581004" table:style-name="ce2">
            <text:p>0,578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30053667262969602" table:style-name="ce2">
            <text:p>0,3005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6132596685082899" table:style-name="ce2">
            <text:p>0,4613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324308062575211" table:style-name="ce2">
            <text:p>0,3243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42671984047856398" table:style-name="ce2">
            <text:p>0,4267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8483063328424199" table:style-name="ce2">
            <text:p>0,684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56461538461538496" table:style-name="ce2">
            <text:p>0,5646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44483985765124601" table:style-name="ce2">
            <text:p>0,4448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80234260614934105" table:style-name="ce2">
            <text:p>0,802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296900489396411" table:style-name="ce2">
            <text:p>0,296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245714285714286" table:style-name="ce2">
            <text:p>0,245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22162883845126799" table:style-name="ce2">
            <text:p>0,221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69250985545335098" table:style-name="ce2">
            <text:p>0,6925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16144578313253" table:style-name="ce2">
            <text:p>0,1614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241545893719807" table:style-name="ce2">
            <text:p>0,2415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51376146788990795" table:style-name="ce2">
            <text:p>0,513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0306513409961699" table:style-name="ce2">
            <text:p>0,2030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3.1986531986532001E-2" table:style-name="ce2">
            <text:p>0,0319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3707865168539295" table:style-name="ce2">
            <text:p>0,9370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82022471910112404" table:style-name="ce2">
            <text:p>0,820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5623800383877204" table:style-name="ce2">
            <text:p>0,756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1098901098901099" table:style-name="ce2">
            <text:p>0,8109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76603773584905699" table:style-name="ce2">
            <text:p>0,766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89368770764119598" table:style-name="ce2">
            <text:p>0,893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63496932515337401" table:style-name="ce2">
            <text:p>0,6349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253869969040248" table:style-name="ce2">
            <text:p>0,2538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16432865731462901" table:style-name="ce2">
            <text:p>0,164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12629757785467099" table:style-name="ce2">
            <text:p>0,1262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31173380035026299" table:style-name="ce2">
            <text:p>0,3117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61403508771929804" table:style-name="ce2">
            <text:p>0,6140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24818401937046" table:style-name="ce2">
            <text:p>0,248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36520584329349298" table:style-name="ce2">
            <text:p>0,365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233576642335766" table:style-name="ce2">
            <text:p>0,233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14831460674157301" table:style-name="ce2">
            <text:p>0,1483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8.3959899749373498E-2" table:style-name="ce2">
            <text:p>0,083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28523489932885898" table:style-name="ce2">
            <text:p>0,285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69868995633187803" table:style-name="ce2">
            <text:p>0,6986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42199999999999999" table:style-name="ce2">
            <text:p>0,422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110356536502547" table:style-name="ce2">
            <text:p>0,110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9.56175298804781E-2" table:style-name="ce2">
            <text:p>0,095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2.5993883792048901E-2" table:style-name="ce2">
            <text:p>0,025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.21037037037037001" table:style-name="ce2">
            <text:p>0,2103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7.0796460176991696E-3" table:style-name="ce2">
            <text:p>0,0070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35462555066079299" table:style-name="ce2">
            <text:p>0,354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46153846153846201" table:style-name="ce2">
            <text:p>0,461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61692650334075705" table:style-name="ce2">
            <text:p>0,616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639846743295019" table:style-name="ce2">
            <text:p>0,639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39116719242902198" table:style-name="ce2">
            <text:p>0,3911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103270223752151" table:style-name="ce2">
            <text:p>0,103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44805194805194798" table:style-name="ce2">
            <text:p>0,4480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213235294117647" table:style-name="ce2">
            <text:p>0,213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16229508196721301" table:style-name="ce2">
            <text:p>0,1622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18299445471349399" table:style-name="ce2">
            <text:p>0,182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47460317460317503" table:style-name="ce2">
            <text:p>0,4746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4609375" table:style-name="ce2">
            <text:p>0,4609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26365054602184101" table:style-name="ce2">
            <text:p>0,2636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61666666666666703" table:style-name="ce2">
            <text:p>0,61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40702781844802299" table:style-name="ce2">
            <text:p>0,4070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215716486902928" table:style-name="ce2">
            <text:p>0,215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33474576271186401" table:style-name="ce2">
            <text:p>0,334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2347600518806705" table:style-name="ce2">
            <text:p>0,923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58373786407767003" table:style-name="ce2">
            <text:p>0,5837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51751412429378496" table:style-name="ce2">
            <text:p>0,517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65465838509316798" table:style-name="ce2">
            <text:p>0,654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38536585365853698" table:style-name="ce2">
            <text:p>0,3853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12656249999999999" table:style-name="ce2">
            <text:p>0,126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24173027989821899" table:style-name="ce2">
            <text:p>0,2417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4375" table:style-name="ce2">
            <text:p>0,8437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96730245231608" table:style-name="ce2">
            <text:p>0,5967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44486692015209101" table:style-name="ce2">
            <text:p>0,4448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57383966244725704" table:style-name="ce2">
            <text:p>0,5738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1214953271027996" table:style-name="ce2">
            <text:p>0,512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9" table:style-name="ce2">
            <text:p>0,49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71818181818181803" table:style-name="ce2">
            <text:p>0,7181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7851458885941605" table:style-name="ce2">
            <text:p>0,7785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2683706070287502" table:style-name="ce2">
            <text:p>0,7268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73214285714285698" table:style-name="ce2">
            <text:p>0,7321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43259259259259297" table:style-name="ce2">
            <text:p>0,432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87022900763358801" table:style-name="ce2">
            <text:p>0,870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4534161490683204" table:style-name="ce2">
            <text:p>0,745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8385093167701896" table:style-name="ce2">
            <text:p>0,583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76515151515151503" table:style-name="ce2">
            <text:p>0,7651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26450742240215902" table:style-name="ce2">
            <text:p>0,264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70658682634730496" table:style-name="ce2">
            <text:p>0,706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7.8587699316628706E-2" table:style-name="ce2">
            <text:p>0,078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65610859728506798" table:style-name="ce2">
            <text:p>0,6561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4921875" table:style-name="ce2">
            <text:p>0,4921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68863636363636405" table:style-name="ce2">
            <text:p>0,6886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325779036827195" table:style-name="ce2">
            <text:p>0,325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73605150214592296" table:style-name="ce2">
            <text:p>0,7360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55164319248826299" table:style-name="ce2">
            <text:p>0,5516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44444444444444398" table:style-name="ce2">
            <text:p>0,444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58076923076923104" table:style-name="ce2">
            <text:p>0,5807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84299065420560704" table:style-name="ce2">
            <text:p>0,8429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62548262548262601" table:style-name="ce2">
            <text:p>0,625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15217391304348" table:style-name="ce2">
            <text:p>0,315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60677966101694902" table:style-name="ce2">
            <text:p>0,6067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89860834990059602" table:style-name="ce2">
            <text:p>0,898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61141804788213605" table:style-name="ce2">
            <text:p>0,6114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7272727272727304" table:style-name="ce2">
            <text:p>0,772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7526501766784501" table:style-name="ce2">
            <text:p>0,975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791519434628975" table:style-name="ce2">
            <text:p>0,7915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65337423312883403" table:style-name="ce2">
            <text:p>0,6533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6879432624113495" table:style-name="ce2">
            <text:p>0,8687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40723981900452499" table:style-name="ce2">
            <text:p>0,4072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542725173210162" table:style-name="ce2">
            <text:p>0,542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6.6793893129771006E-2" table:style-name="ce2">
            <text:p>0,0667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243190661478599" table:style-name="ce2">
            <text:p>0,2431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3.7681159420289802E-2" table:style-name="ce2">
            <text:p>0,0376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113561190738699" table:style-name="ce2">
            <text:p>0,1135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12396694214876" table:style-name="ce2">
            <text:p>0,123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54808806488991901" table:style-name="ce2">
            <text:p>0,5480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35225955967555" table:style-name="ce2">
            <text:p>0,3522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40467404674046697" table:style-name="ce2">
            <text:p>0,4046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77063236870310803" table:style-name="ce2">
            <text:p>0,770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3.1789282470481399E-2" table:style-name="ce2">
            <text:p>0,0317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3.6585365853658599E-3" table:style-name="ce2">
            <text:p>0,003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6.8627450980392093E-2" table:style-name="ce2">
            <text:p>0,068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0081135902636901" table:style-name="ce2">
            <text:p>0,2008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66666666666666696" table:style-name="ce2">
            <text:p>0,66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125164690382082" table:style-name="ce2">
            <text:p>0,125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60071942446043203" table:style-name="ce2">
            <text:p>0,6007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8122205663189297" table:style-name="ce2">
            <text:p>0,581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28333333333333299" table:style-name="ce2">
            <text:p>0,283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49628712871287101" table:style-name="ce2">
            <text:p>0,4962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7.8663793103448301E-2" table:style-name="ce2">
            <text:p>0,078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34688995215311003" table:style-name="ce2">
            <text:p>0,346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45862884160756501" table:style-name="ce2">
            <text:p>0,458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6.5907241659885998E-2" table:style-name="ce2">
            <text:p>0,0659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24314765694075999" table:style-name="ce2">
            <text:p>0,243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45762711864406802" table:style-name="ce2">
            <text:p>0,457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38899430740037999" table:style-name="ce2">
            <text:p>0,388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35989717223650403" table:style-name="ce2">
            <text:p>0,3598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79689521345407499" table:style-name="ce2">
            <text:p>0,7968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75304136253041398" table:style-name="ce2">
            <text:p>0,7530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86034482758620701" table:style-name="ce2">
            <text:p>0,8603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77817745803357297" table:style-name="ce2">
            <text:p>0,7781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9.5449500554938893E-2" table:style-name="ce2">
            <text:p>0,0954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22358722358722399" table:style-name="ce2">
            <text:p>0,223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35311284046692598" table:style-name="ce2">
            <text:p>0,353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55720823798626995" table:style-name="ce2">
            <text:p>0,557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59070796460177" table:style-name="ce2">
            <text:p>0,5907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87755102040816" table:style-name="ce2">
            <text:p>0,7877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9021479713603802" table:style-name="ce2">
            <text:p>0,890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7511520737327202" table:style-name="ce2">
            <text:p>0,6751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2420262664165103" table:style-name="ce2">
            <text:p>0,724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2921348314606702" table:style-name="ce2">
            <text:p>0,8292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764880952380952" table:style-name="ce2">
            <text:p>0,764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75683060109289602" table:style-name="ce2">
            <text:p>0,756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64885496183206104" table:style-name="ce2">
            <text:p>0,648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31652661064425802" table:style-name="ce2">
            <text:p>0,3165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411276948590381" table:style-name="ce2">
            <text:p>0,4112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26397919375812701" table:style-name="ce2">
            <text:p>0,2639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16448326055313001" table:style-name="ce2">
            <text:p>0,164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93082524271844702" table:style-name="ce2">
            <text:p>0,930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26660516605166101" table:style-name="ce2">
            <text:p>0,266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2.7902790279027902E-2" table:style-name="ce2">
            <text:p>0,0279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286195286195286" table:style-name="ce2">
            <text:p>0,286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39906976744186101" table:style-name="ce2">
            <text:p>0,3990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9.8478066248880395E-3" table:style-name="ce2">
            <text:p>0,009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59050445103857596" table:style-name="ce2">
            <text:p>0,5905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61574507966260505" table:style-name="ce2">
            <text:p>0,6157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809338521400778" table:style-name="ce2">
            <text:p>0,809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320967741935484" table:style-name="ce2">
            <text:p>0,320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4.2253521126760597E-2" table:style-name="ce2">
            <text:p>0,042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369829683698297" table:style-name="ce2">
            <text:p>0,3698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676056338028169" table:style-name="ce2">
            <text:p>0,6760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372262773722628" table:style-name="ce2">
            <text:p>0,372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822784810126582" table:style-name="ce2">
            <text:p>0,822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63636363636363602" table:style-name="ce2">
            <text:p>0,636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18553092182030301" table:style-name="ce2">
            <text:p>0,1855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13646532438478701" table:style-name="ce2">
            <text:p>0,1364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43461538461538501" table:style-name="ce2">
            <text:p>0,4346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62412177985948503" table:style-name="ce2">
            <text:p>0,624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15116279069767399" table:style-name="ce2">
            <text:p>0,151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55476190476190501" table:style-name="ce2">
            <text:p>0,5547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47106325706594898" table:style-name="ce2">
            <text:p>0,4710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39494833524684297" table:style-name="ce2">
            <text:p>0,3949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65127582017010899" table:style-name="ce2">
            <text:p>0,651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45533498759305202" table:style-name="ce2">
            <text:p>0,4553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58672875436554095" table:style-name="ce2">
            <text:p>0,5867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67822318526543901" table:style-name="ce2">
            <text:p>0,6782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29092920353982299" table:style-name="ce2">
            <text:p>0,290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148429035752979" table:style-name="ce2">
            <text:p>0,148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4.5192307692307601E-2" table:style-name="ce2">
            <text:p>0,045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13170731707317" table:style-name="ce2">
            <text:p>0,913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43494085532302101" table:style-name="ce2">
            <text:p>0,4349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52322738386308099" table:style-name="ce2">
            <text:p>0,5232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4374460742019" table:style-name="ce2">
            <text:p>0,7437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339060710194731" table:style-name="ce2">
            <text:p>0,3390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.43313609467455599" table:style-name="ce2">
            <text:p>0,4331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498150431565968" table:style-name="ce2">
            <text:p>0,498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.243503368623677" table:style-name="ce2">
            <text:p>0,243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54966887417218502" table:style-name="ce2">
            <text:p>0,5496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8853754940711496" table:style-name="ce2">
            <text:p>0,788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414027149321267" table:style-name="ce2">
            <text:p>0,414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67036450079239296" table:style-name="ce2">
            <text:p>0,670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58791208791208804" table:style-name="ce2">
            <text:p>0,5879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0767263427109999" table:style-name="ce2">
            <text:p>0,5076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4955752212389399" table:style-name="ce2">
            <text:p>0,4495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49261992619926198" table:style-name="ce2">
            <text:p>0,4926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3973973973974005" table:style-name="ce2">
            <text:p>0,739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63286004056795098" table:style-name="ce2">
            <text:p>0,6328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80355160932297398" table:style-name="ce2">
            <text:p>0,803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35230934479054798" table:style-name="ce2">
            <text:p>0,352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7884615384615397" table:style-name="ce2">
            <text:p>0,778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50617283950617298" table:style-name="ce2">
            <text:p>0,506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4330708661417304" table:style-name="ce2">
            <text:p>0,5433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51212121212121198" table:style-name="ce2">
            <text:p>0,512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27366255144032903" table:style-name="ce2">
            <text:p>0,2736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39866369710467697" table:style-name="ce2">
            <text:p>0,398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2.5457438345266498E-2" table:style-name="ce2">
            <text:p>0,0254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1178451178451201" table:style-name="ce2">
            <text:p>0,511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49075975359342899" table:style-name="ce2">
            <text:p>0,4907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49525616698292202" table:style-name="ce2">
            <text:p>0,4952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28538283062644998" table:style-name="ce2">
            <text:p>0,285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56972111553784899" table:style-name="ce2">
            <text:p>0,5697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452905811623247" table:style-name="ce2">
            <text:p>0,452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497257769652651" table:style-name="ce2">
            <text:p>0,4972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61431064572425798" table:style-name="ce2">
            <text:p>0,6143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806962025316456" table:style-name="ce2">
            <text:p>0,8069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7.1428571428571397E-2" table:style-name="ce2">
            <text:p>0,071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1.3559322033898299E-2" table:style-name="ce2">
            <text:p>0,0135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6656891495601202" table:style-name="ce2">
            <text:p>0,3665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76923076923076905" table:style-name="ce2">
            <text:p>0,769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87768595041322295" table:style-name="ce2">
            <text:p>0,8776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79675994108983805" table:style-name="ce2">
            <text:p>0,7967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94091903719912495" table:style-name="ce2">
            <text:p>0,940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9380804953560398" table:style-name="ce2">
            <text:p>0,993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77708978328173395" table:style-name="ce2">
            <text:p>0,777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83209876543209904" table:style-name="ce2">
            <text:p>0,8320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3569405099150096" table:style-name="ce2">
            <text:p>0,835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155963302752294" table:style-name="ce2">
            <text:p>0,1559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23030303030303001" table:style-name="ce2">
            <text:p>0,2303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64254952627045703" table:style-name="ce2">
            <text:p>0,6425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0499027867790001" table:style-name="ce2">
            <text:p>0,1049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120498614958449" table:style-name="ce2">
            <text:p>0,1204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13607188703466" table:style-name="ce2">
            <text:p>0,1360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39098837209302301" table:style-name="ce2">
            <text:p>0,390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35537742150968599" table:style-name="ce2">
            <text:p>0,355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32874999999999999" table:style-name="ce2">
            <text:p>0,3287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14205186020293101" table:style-name="ce2">
            <text:p>0,1420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23062730627306299" table:style-name="ce2">
            <text:p>0,230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25515463917525799" table:style-name="ce2">
            <text:p>0,255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58783783783783805" table:style-name="ce2">
            <text:p>0,5878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62776831345826201" table:style-name="ce2">
            <text:p>0,6277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55525362318840599" table:style-name="ce2">
            <text:p>0,555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55020746887966798" table:style-name="ce2">
            <text:p>0,5502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473092369477912" table:style-name="ce2">
            <text:p>0,4730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30989370400654098" table:style-name="ce2">
            <text:p>0,3098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20306513409961699" table:style-name="ce2">
            <text:p>0,2030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3782004389173401" table:style-name="ce2">
            <text:p>0,9378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33613445378151302" table:style-name="ce2">
            <text:p>0,336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12814070351758799" table:style-name="ce2">
            <text:p>0,1281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4966352624495303" table:style-name="ce2">
            <text:p>0,749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312066574202497" table:style-name="ce2">
            <text:p>0,3120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7496671105193105" table:style-name="ce2">
            <text:p>0,774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228995057660626" table:style-name="ce2">
            <text:p>0,228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06271777003484" table:style-name="ce2">
            <text:p>0,606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09341199606686" table:style-name="ce2">
            <text:p>0,509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1320321469575203" table:style-name="ce2">
            <text:p>0,513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64966442953020098" table:style-name="ce2">
            <text:p>0,649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6634214186369998" table:style-name="ce2">
            <text:p>0,766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81149927219796203" table:style-name="ce2">
            <text:p>0,8114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80304243394715802" table:style-name="ce2">
            <text:p>0,803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69282511210762299" table:style-name="ce2">
            <text:p>0,692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63170163170163196" table:style-name="ce2">
            <text:p>0,631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53479853479853501" table:style-name="ce2">
            <text:p>0,5347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4.1587901701323197E-2" table:style-name="ce2">
            <text:p>0,041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1894736842105301" table:style-name="ce2">
            <text:p>0,418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28519593613933197" table:style-name="ce2">
            <text:p>0,2851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66404405979543701" table:style-name="ce2">
            <text:p>0,664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5682684973302798" table:style-name="ce2">
            <text:p>0,5568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54060913705583802" table:style-name="ce2">
            <text:p>0,5406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37174721189591098" table:style-name="ce2">
            <text:p>0,3717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4.9342105263158204E-3" table:style-name="ce2">
            <text:p>0,0049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472727272727273" table:style-name="ce2">
            <text:p>0,472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0968622100955001" table:style-name="ce2">
            <text:p>0,3096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1124144672531802" table:style-name="ce2">
            <text:p>0,511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1.36054421768708E-2" table:style-name="ce2">
            <text:p>0,013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14159292035398199" table:style-name="ce2">
            <text:p>0,141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46524064171122997" table:style-name="ce2">
            <text:p>0,465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30572472594397099" table:style-name="ce2">
            <text:p>0,305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486821705426357" table:style-name="ce2">
            <text:p>0,4868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3783783783783805" table:style-name="ce2">
            <text:p>0,8378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3617463617463599" table:style-name="ce2">
            <text:p>0,6361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8102189781021902" table:style-name="ce2">
            <text:p>0,7810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9" table:style-name="ce2">
            <text:p>0,79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353403141361257" table:style-name="ce2">
            <text:p>0,3534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52893518518518501" table:style-name="ce2">
            <text:p>0,528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20484359233097901" table:style-name="ce2">
            <text:p>0,204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23565573770491799" table:style-name="ce2">
            <text:p>0,235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4.4722719141323801E-2" table:style-name="ce2">
            <text:p>0,044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8.0184331797235095E-2" table:style-name="ce2">
            <text:p>0,080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68650519031141899" table:style-name="ce2">
            <text:p>0,686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45020463847203301" table:style-name="ce2">
            <text:p>0,450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567114093959732" table:style-name="ce2">
            <text:p>0,567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39804241435562798" table:style-name="ce2">
            <text:p>0,398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32646755921730197" table:style-name="ce2">
            <text:p>0,326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35522066738428398" table:style-name="ce2">
            <text:p>0,3552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100478468899522" table:style-name="ce2">
            <text:p>0,1004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1875000000000004" table:style-name="ce2">
            <text:p>0,5187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39485458612975399" table:style-name="ce2">
            <text:p>0,394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9.7073518915060705E-2" table:style-name="ce2">
            <text:p>0,097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14188679245283001" table:style-name="ce2">
            <text:p>0,1418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5075075075075104" table:style-name="ce2">
            <text:p>0,7507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43100189035916803" table:style-name="ce2">
            <text:p>0,431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590673575129534" table:style-name="ce2">
            <text:p>0,5906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13950456323337701" table:style-name="ce2">
            <text:p>0,139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207126948775056" table:style-name="ce2">
            <text:p>0,207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33847850055126799" table:style-name="ce2">
            <text:p>0,3384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8.7591240875912694E-3" table:style-name="ce2">
            <text:p>0,0087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15850144092219001" table:style-name="ce2">
            <text:p>0,1585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13832853025936601" table:style-name="ce2">
            <text:p>0,138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21212121212121199" table:style-name="ce2">
            <text:p>0,212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8.1250000000000003E-2" table:style-name="ce2">
            <text:p>0,081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9368421052631599" table:style-name="ce2">
            <text:p>0,2936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45132743362831901" table:style-name="ce2">
            <text:p>0,4513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20425531914893599" table:style-name="ce2">
            <text:p>0,204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2022792022791999" table:style-name="ce2">
            <text:p>0,920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56410256410256399" table:style-name="ce2">
            <text:p>0,564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43238095238095198" table:style-name="ce2">
            <text:p>0,432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1334792122538304" table:style-name="ce2">
            <text:p>0,713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81702127659574497" table:style-name="ce2">
            <text:p>0,8170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85214007782101198" table:style-name="ce2">
            <text:p>0,8521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85121107266436002" table:style-name="ce2">
            <text:p>0,8512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64528301886792505" table:style-name="ce2">
            <text:p>0,645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44036697247706402" table:style-name="ce2">
            <text:p>0,440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40172786177105801" table:style-name="ce2">
            <text:p>0,401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43296703296703298" table:style-name="ce2">
            <text:p>0,432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90100671140939603" table:style-name="ce2">
            <text:p>0,9010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512658227848101" table:style-name="ce2">
            <text:p>0,512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43643512450851901" table:style-name="ce2">
            <text:p>0,4364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61567635903919105" table:style-name="ce2">
            <text:p>0,6156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44078144078144099" table:style-name="ce2">
            <text:p>0,4407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39602649006622498" table:style-name="ce2">
            <text:p>0,396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174434087882823" table:style-name="ce2">
            <text:p>0,1744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59290780141844002" table:style-name="ce2">
            <text:p>0,592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60857908847185005" table:style-name="ce2">
            <text:p>0,608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83288409703503996" table:style-name="ce2">
            <text:p>0,832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632911392405063" table:style-name="ce2">
            <text:p>0,632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628755364806867" table:style-name="ce2">
            <text:p>0,6287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68292682926829296" table:style-name="ce2">
            <text:p>0,682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.62923728813559299" table:style-name="ce2">
            <text:p>0,629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.136160714285714" table:style-name="ce2">
            <text:p>0,1361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50707547169811296" table:style-name="ce2">
            <text:p>0,5070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62980769230769196" table:style-name="ce2">
            <text:p>0,629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.125274725274725" table:style-name="ce2">
            <text:p>0,125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31376975169300197" table:style-name="ce2">
            <text:p>0,3137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88802083333333304" table:style-name="ce2">
            <text:p>0,8880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35249999999999998" table:style-name="ce2">
            <text:p>0,352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67848101265822802" table:style-name="ce2">
            <text:p>0,678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77985948477751799" table:style-name="ce2">
            <text:p>0,7798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241975308641975" table:style-name="ce2">
            <text:p>0,2419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48756218905472598" table:style-name="ce2">
            <text:p>0,4875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147186147186147" table:style-name="ce2">
            <text:p>0,1471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27069351230425098" table:style-name="ce2">
            <text:p>0,270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9273504273504303" table:style-name="ce2">
            <text:p>0,292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209503239740821" table:style-name="ce2">
            <text:p>0,209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775834658187599" table:style-name="ce2">
            <text:p>0,775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58243451463790397" table:style-name="ce2">
            <text:p>0,5824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69578783151326096" table:style-name="ce2">
            <text:p>0,695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68562874251496997" table:style-name="ce2">
            <text:p>0,685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865300146412884" table:style-name="ce2">
            <text:p>0,865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37254901960784298" table:style-name="ce2">
            <text:p>0,3725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53985507246376796" table:style-name="ce2">
            <text:p>0,539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1090670170827897" table:style-name="ce2">
            <text:p>0,7109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52605042016806702" table:style-name="ce2">
            <text:p>0,526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.40368509212730302" table:style-name="ce2">
            <text:p>0,403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33469387755101998" table:style-name="ce2">
            <text:p>0,334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.318783068783069" table:style-name="ce2">
            <text:p>0,3187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389221556886228" table:style-name="ce2">
            <text:p>0,389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2077922077922105" table:style-name="ce2">
            <text:p>0,820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3846153846153799" table:style-name="ce2">
            <text:p>0,538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209245742092457" table:style-name="ce2">
            <text:p>0,209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5295629820051404" table:style-name="ce2">
            <text:p>0,6529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7.0640176600441501E-2" table:style-name="ce2">
            <text:p>0,0706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14936708860759501" table:style-name="ce2">
            <text:p>0,149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23529411764705899" table:style-name="ce2">
            <text:p>0,2352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65722801788375595" table:style-name="ce2">
            <text:p>0,657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4925373134328399" table:style-name="ce2">
            <text:p>0,749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57603686635944695" table:style-name="ce2">
            <text:p>0,576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42185128983308001" table:style-name="ce2">
            <text:p>0,421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6415094339622602" table:style-name="ce2">
            <text:p>0,7641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5510204081632704" table:style-name="ce2">
            <text:p>0,755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84285714285714297" table:style-name="ce2">
            <text:p>0,8428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82096069868995603" table:style-name="ce2">
            <text:p>0,8209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14577259475218701" table:style-name="ce2">
            <text:p>0,1457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7235387045813598" table:style-name="ce2">
            <text:p>0,4723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2.7090694935217902E-2" table:style-name="ce2">
            <text:p>0,0270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68106312292358795" table:style-name="ce2">
            <text:p>0,6810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809399477806789" table:style-name="ce2">
            <text:p>0,8093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75654450261780104" table:style-name="ce2">
            <text:p>0,7565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45483870967741902" table:style-name="ce2">
            <text:p>0,4548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625" table:style-name="ce2">
            <text:p>0,62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19283746556473799" table:style-name="ce2">
            <text:p>0,1928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44063324538258603" table:style-name="ce2">
            <text:p>0,4406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540476190476191" table:style-name="ce2">
            <text:p>0,540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7665903890160197" table:style-name="ce2">
            <text:p>0,576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41525423728813599" table:style-name="ce2">
            <text:p>0,415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58403361344537796" table:style-name="ce2">
            <text:p>0,584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96095444685466402" table:style-name="ce2">
            <text:p>0,9609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97926267281106005" table:style-name="ce2">
            <text:p>0,979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96208530805687198" table:style-name="ce2">
            <text:p>0,9620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81714285714285695" table:style-name="ce2">
            <text:p>0,8171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4210526315789502" table:style-name="ce2">
            <text:p>0,8421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93548387096774199" table:style-name="ce2">
            <text:p>0,935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80887372013651904" table:style-name="ce2">
            <text:p>0,8088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1412639405204501" table:style-name="ce2">
            <text:p>0,8141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72815533980582503" table:style-name="ce2">
            <text:p>0,728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84806629834254099" table:style-name="ce2">
            <text:p>0,8480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41314553990610298" table:style-name="ce2">
            <text:p>0,4131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63785046728971995" table:style-name="ce2">
            <text:p>0,6378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452674897119342" table:style-name="ce2">
            <text:p>0,4526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22959641255605401" table:style-name="ce2">
            <text:p>0,229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13620386643233701" table:style-name="ce2">
            <text:p>0,1362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19084712755598801" table:style-name="ce2">
            <text:p>0,190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29981549815498199" table:style-name="ce2">
            <text:p>0,299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79629629629629595" table:style-name="ce2">
            <text:p>0,796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63559322033898302" table:style-name="ce2">
            <text:p>0,635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218670076726343" table:style-name="ce2">
            <text:p>0,2186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52808988764044895" table:style-name="ce2">
            <text:p>0,528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.53591160220994505" table:style-name="ce2">
            <text:p>0,5359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864431486880466" table:style-name="ce2">
            <text:p>0,8644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33715925394548102" table:style-name="ce2">
            <text:p>0,3371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5.73529411764706E-2" table:style-name="ce2">
            <text:p>0,0573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79224806201550402" table:style-name="ce2">
            <text:p>0,792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49504950495049499" table:style-name="ce2">
            <text:p>0,495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1500000000000001" table:style-name="ce2">
            <text:p>0,51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26647564469913998" table:style-name="ce2">
            <text:p>0,266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296163069544365" table:style-name="ce2">
            <text:p>0,296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43131868131868101" table:style-name="ce2">
            <text:p>0,4313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58948685857321703" table:style-name="ce2">
            <text:p>0,5894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0962199312714799" table:style-name="ce2">
            <text:p>0,2096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375" table:style-name="ce2">
            <text:p>0,37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14093959731543601" table:style-name="ce2">
            <text:p>0,1409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44457547169811301" table:style-name="ce2">
            <text:p>0,4445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2.3170731707317101E-2" table:style-name="ce2">
            <text:p>0,023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87566418703506899" table:style-name="ce2">
            <text:p>0,875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5.2419354838709603E-2" table:style-name="ce2">
            <text:p>0,0524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28403361344537797" table:style-name="ce2">
            <text:p>0,284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82971619365609" table:style-name="ce2">
            <text:p>0,782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66533864541832699" table:style-name="ce2">
            <text:p>0,665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67103347889374099" table:style-name="ce2">
            <text:p>0,671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79160419790105" table:style-name="ce2">
            <text:p>0,6791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48089591567852402" table:style-name="ce2">
            <text:p>0,4808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6187050359712201" table:style-name="ce2">
            <text:p>0,4618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35389133627019098" table:style-name="ce2">
            <text:p>0,353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56827731092436995" table:style-name="ce2">
            <text:p>0,5682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504833512352309" table:style-name="ce2">
            <text:p>0,5048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65173572228443399" table:style-name="ce2">
            <text:p>0,651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16531440162271799" table:style-name="ce2">
            <text:p>0,165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62244897959183698" table:style-name="ce2">
            <text:p>0,622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55633802816901401" table:style-name="ce2">
            <text:p>0,556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4293628808864303" table:style-name="ce2">
            <text:p>0,542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4408945686901002" table:style-name="ce2">
            <text:p>0,4440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2.0224719101123601E-2" table:style-name="ce2">
            <text:p>0,020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26892655367231599" table:style-name="ce2">
            <text:p>0,268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2690582959641297" table:style-name="ce2">
            <text:p>0,526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0828025477707004" table:style-name="ce2">
            <text:p>0,6082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52388535031847105" table:style-name="ce2">
            <text:p>0,5238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40264026402640302" table:style-name="ce2">
            <text:p>0,4026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457044673539519" table:style-name="ce2">
            <text:p>0,4570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45156249999999998" table:style-name="ce2">
            <text:p>0,451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49371069182389898" table:style-name="ce2">
            <text:p>0,4937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0485436893203905" table:style-name="ce2">
            <text:p>0,5048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36129032258064497" table:style-name="ce2">
            <text:p>0,3612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43973941368078201" table:style-name="ce2">
            <text:p>0,4397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35973597359735998" table:style-name="ce2">
            <text:p>0,359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56880733944954098" table:style-name="ce2">
            <text:p>0,5688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83830845771144302" table:style-name="ce2">
            <text:p>0,8383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65982404692082097" table:style-name="ce2">
            <text:p>0,6598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82530949105914697" table:style-name="ce2">
            <text:p>0,825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85850860420650099" table:style-name="ce2">
            <text:p>0,858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2581602373887195" table:style-name="ce2">
            <text:p>0,9258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78134110787171995" table:style-name="ce2">
            <text:p>0,781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60148514851485102" table:style-name="ce2">
            <text:p>0,6014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4074074074074103" table:style-name="ce2">
            <text:p>0,7407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37409024745269298" table:style-name="ce2">
            <text:p>0,374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30749014454664902" table:style-name="ce2">
            <text:p>0,3074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34847613571017799" table:style-name="ce2">
            <text:p>0,348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4182282793867099" table:style-name="ce2">
            <text:p>0,1418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21263554926921299" table:style-name="ce2">
            <text:p>0,2126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122351923908344" table:style-name="ce2">
            <text:p>0,1223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33333333333333298" table:style-name="ce2">
            <text:p>0,333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7.08315002199736E-2" table:style-name="ce2">
            <text:p>0,0708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68659594985535199" table:style-name="ce2">
            <text:p>0,686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67952652345462505" table:style-name="ce2">
            <text:p>0,6795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28594771241830103" table:style-name="ce2">
            <text:p>0,2859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2.3777173913043501E-2" table:style-name="ce2">
            <text:p>0,0237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6.0260586319218302E-2" table:style-name="ce2">
            <text:p>0,060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6.4918851435705402E-2" table:style-name="ce2">
            <text:p>0,064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25460636515912899" table:style-name="ce2">
            <text:p>0,254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143668831168831" table:style-name="ce2">
            <text:p>0,1436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18164794007490601" table:style-name="ce2">
            <text:p>0,1816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2.51141552511416E-2" table:style-name="ce2">
            <text:p>0,025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48698481561822099" table:style-name="ce2">
            <text:p>0,4869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18591859185918599" table:style-name="ce2">
            <text:p>0,185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87271853986551395" table:style-name="ce2">
            <text:p>0,8727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4.19354838709678E-2" table:style-name="ce2">
            <text:p>0,041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49157175398633302" table:style-name="ce2">
            <text:p>0,491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214572576018359" table:style-name="ce2">
            <text:p>0,2145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102564102564103" table:style-name="ce2">
            <text:p>0,102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60195903829029396" table:style-name="ce2">
            <text:p>0,6019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7478632478632496" table:style-name="ce2">
            <text:p>0,5747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12063227953411" table:style-name="ce2">
            <text:p>0,120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2048192771084298" table:style-name="ce2">
            <text:p>0,6204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5198973042361998" table:style-name="ce2">
            <text:p>0,5519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35130581297388402" table:style-name="ce2">
            <text:p>0,351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66457960644007197" table:style-name="ce2">
            <text:p>0,6645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81915933528836704" table:style-name="ce2">
            <text:p>0,8191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6402805611222502" table:style-name="ce2">
            <text:p>0,7640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73267326732673299" table:style-name="ce2">
            <text:p>0,7326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55092824887104896" table:style-name="ce2">
            <text:p>0,550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54300168634064105" table:style-name="ce2">
            <text:p>0,543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4733096085409301" table:style-name="ce2">
            <text:p>0,747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27114427860696499" table:style-name="ce2">
            <text:p>0,2711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62365591397849" table:style-name="ce2">
            <text:p>0,4623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6.5336658354114702E-2" table:style-name="ce2">
            <text:p>0,065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4409937888198803" table:style-name="ce2">
            <text:p>0,4440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7860962566844898" table:style-name="ce2">
            <text:p>0,5786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16804407713498601" table:style-name="ce2">
            <text:p>0,168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19719544259421601" table:style-name="ce2">
            <text:p>0,197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11487088156723101" table:style-name="ce2">
            <text:p>0,1148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80350194552529" table:style-name="ce2">
            <text:p>0,3803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6.08E-2" table:style-name="ce2">
            <text:p>0,0608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9419210722263605" table:style-name="ce2">
            <text:p>0,594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28326180257510702" table:style-name="ce2">
            <text:p>0,2832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43941248470012201" table:style-name="ce2">
            <text:p>0,439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52561983471074403" table:style-name="ce2">
            <text:p>0,5256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39437585733882002" table:style-name="ce2">
            <text:p>0,3943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2609561752988006" table:style-name="ce2">
            <text:p>0,726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8954344624447701" table:style-name="ce2">
            <text:p>0,8895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53834808259586997" table:style-name="ce2">
            <text:p>0,538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48042704626334498" table:style-name="ce2">
            <text:p>0,4804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69623655913978499" table:style-name="ce2">
            <text:p>0,696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65749235474006096" table:style-name="ce2">
            <text:p>0,6574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80833333333333302" table:style-name="ce2">
            <text:p>0,808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52864583333333304" table:style-name="ce2">
            <text:p>0,5286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64801178203240095" table:style-name="ce2">
            <text:p>0,648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29419354838709699" table:style-name="ce2">
            <text:p>0,294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39973958333333298" table:style-name="ce2">
            <text:p>0,399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57175141242937899" table:style-name="ce2">
            <text:p>0,5717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54019873532068696" table:style-name="ce2">
            <text:p>0,540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609184629803186" table:style-name="ce2">
            <text:p>0,609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34231805929919101" table:style-name="ce2">
            <text:p>0,342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57435897435897398" table:style-name="ce2">
            <text:p>0,5743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228650137741047" table:style-name="ce2">
            <text:p>0,2286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63837994214079097" table:style-name="ce2">
            <text:p>0,6383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588878760255242" table:style-name="ce2">
            <text:p>0,5888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60763888888888895" table:style-name="ce2">
            <text:p>0,607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69197080291970803" table:style-name="ce2">
            <text:p>0,6919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14532019704433499" table:style-name="ce2">
            <text:p>0,1453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.60575719649561999" table:style-name="ce2">
            <text:p>0,6057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41556534508076398" table:style-name="ce2">
            <text:p>0,4155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19252873563218401" table:style-name="ce2">
            <text:p>0,1925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2.7859237536656901E-2" table:style-name="ce2">
            <text:p>0,0278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41052631578947402" table:style-name="ce2">
            <text:p>0,410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45548961424332302" table:style-name="ce2">
            <text:p>0,4554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61120543293718199" table:style-name="ce2">
            <text:p>0,611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26056338028169002" table:style-name="ce2">
            <text:p>0,260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23781212841854901" table:style-name="ce2">
            <text:p>0,237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170091324200913" table:style-name="ce2">
            <text:p>0,1700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60440985732814501" table:style-name="ce2">
            <text:p>0,604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40789473684210498" table:style-name="ce2">
            <text:p>0,4078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267716535433071" table:style-name="ce2">
            <text:p>0,2677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11234396671289899" table:style-name="ce2">
            <text:p>0,112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35118306351183098" table:style-name="ce2">
            <text:p>0,351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5.8333333333333397E-2" table:style-name="ce2">
            <text:p>0,058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12931995540691199" table:style-name="ce2">
            <text:p>0,1293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63373493975903605" table:style-name="ce2">
            <text:p>0,633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53634085213032601" table:style-name="ce2">
            <text:p>0,536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4.0141676505312897E-2" table:style-name="ce2">
            <text:p>0,0401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61145194274029" table:style-name="ce2">
            <text:p>0,9611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67191844300278003" table:style-name="ce2">
            <text:p>0,6719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59199318568994896" table:style-name="ce2">
            <text:p>0,5919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5045372050816705" table:style-name="ce2">
            <text:p>0,750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315192743764172" table:style-name="ce2">
            <text:p>0,315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9.6501809408926401E-2" table:style-name="ce2">
            <text:p>0,0965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84112149532710301" table:style-name="ce2">
            <text:p>0,841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5240464344942002" table:style-name="ce2">
            <text:p>0,8524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78251599147121498" table:style-name="ce2">
            <text:p>0,782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59502923976608202" table:style-name="ce2">
            <text:p>0,5950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905864197530864" table:style-name="ce2">
            <text:p>0,9058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35677749360613797" table:style-name="ce2">
            <text:p>0,3567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9757673667205199" table:style-name="ce2">
            <text:p>0,497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65384615384615397" table:style-name="ce2">
            <text:p>0,653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88431372549019605" table:style-name="ce2">
            <text:p>0,884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87552301255230103" table:style-name="ce2">
            <text:p>0,875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903867403314917" table:style-name="ce2">
            <text:p>0,9038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60469867211440198" table:style-name="ce2">
            <text:p>0,604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95364238410596003" table:style-name="ce2">
            <text:p>0,953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94061757719715" table:style-name="ce2">
            <text:p>0,940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88" table:style-name="ce2">
            <text:p>0,88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87187499999999996" table:style-name="ce2">
            <text:p>0,871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33092783505154599" table:style-name="ce2">
            <text:p>0,330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2633928571428598" table:style-name="ce2">
            <text:p>0,426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34063047285464099" table:style-name="ce2">
            <text:p>0,3406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60200668896321097" table:style-name="ce2">
            <text:p>0,6020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711666666666667" table:style-name="ce2">
            <text:p>0,711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53846153846153799" table:style-name="ce2">
            <text:p>0,538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51965065502183405" table:style-name="ce2">
            <text:p>0,5196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72123176661264199" table:style-name="ce2">
            <text:p>0,7212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28125" table:style-name="ce2">
            <text:p>0,328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46434231378763902" table:style-name="ce2">
            <text:p>0,464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60167130919220102" table:style-name="ce2">
            <text:p>0,6016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79385964912280704" table:style-name="ce2">
            <text:p>0,7938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370030581039755" table:style-name="ce2">
            <text:p>0,370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34967320261437901" table:style-name="ce2">
            <text:p>0,3496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33986928104575198" table:style-name="ce2">
            <text:p>0,3398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77521613832852998" table:style-name="ce2">
            <text:p>0,7752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538071065989848" table:style-name="ce2">
            <text:p>0,5380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90045941807044405" table:style-name="ce2">
            <text:p>0,900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552517985611511" table:style-name="ce2">
            <text:p>0,552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1" table:style-name="ce2">
            <text:p>1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5321637426900596" table:style-name="ce2">
            <text:p>0,9532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72514619883040898" table:style-name="ce2">
            <text:p>0,7251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85815602836879401" table:style-name="ce2">
            <text:p>0,8581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8920454545454497" table:style-name="ce2">
            <text:p>0,889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44634146341463399" table:style-name="ce2">
            <text:p>0,446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48275862068965503" table:style-name="ce2">
            <text:p>0,4827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29061553985872901" table:style-name="ce2">
            <text:p>0,2906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9.1315453384418904E-2" table:style-name="ce2">
            <text:p>0,0913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29703608247422703" table:style-name="ce2">
            <text:p>0,297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45803698435277401" table:style-name="ce2">
            <text:p>0,458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480059084194978" table:style-name="ce2">
            <text:p>0,4800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9.9626400996264006E-2" table:style-name="ce2">
            <text:p>0,099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6.12033195020747E-2" table:style-name="ce2">
            <text:p>0,061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211000901713255" table:style-name="ce2">
            <text:p>0,211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60747663551402" table:style-name="ce2">
            <text:p>0,2607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104406130268199" table:style-name="ce2">
            <text:p>0,104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5851063829787202" table:style-name="ce2">
            <text:p>0,258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27140783744557301" table:style-name="ce2">
            <text:p>0,2714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34023668639053201" table:style-name="ce2">
            <text:p>0,340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5490196078431404" table:style-name="ce2">
            <text:p>0,7549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62358642972536305" table:style-name="ce2">
            <text:p>0,623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47254150702426601" table:style-name="ce2">
            <text:p>0,4725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213318284424379" table:style-name="ce2">
            <text:p>0,213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39192708333333298" table:style-name="ce2">
            <text:p>0,391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55186170212765995" table:style-name="ce2">
            <text:p>0,5518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4166666666666703" table:style-name="ce2">
            <text:p>0,741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62836879432624104" table:style-name="ce2">
            <text:p>0,6283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66763848396501502" table:style-name="ce2">
            <text:p>0,6676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31633407243163297" table:style-name="ce2">
            <text:p>0,3163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82585751978891797" table:style-name="ce2">
            <text:p>0,8258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0112781954887204" table:style-name="ce2">
            <text:p>0,7011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6929637526652499" table:style-name="ce2">
            <text:p>0,569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74293059125964001" table:style-name="ce2">
            <text:p>0,7429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43534136546184699" table:style-name="ce2">
            <text:p>0,435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41379310344827602" table:style-name="ce2">
            <text:p>0,4137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47696476964769702" table:style-name="ce2">
            <text:p>0,4769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122448979591837" table:style-name="ce2">
            <text:p>0,122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40663900414937798" table:style-name="ce2">
            <text:p>0,406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25764192139738001" table:style-name="ce2">
            <text:p>0,257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12577833125778301" table:style-name="ce2">
            <text:p>0,1257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46698679471788701" table:style-name="ce2">
            <text:p>0,4669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1.29198966408268E-2" table:style-name="ce2">
            <text:p>0,0129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1310679611650499" table:style-name="ce2">
            <text:p>0,3131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30606352261790198" table:style-name="ce2">
            <text:p>0,3060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60583941605839398" table:style-name="ce2">
            <text:p>0,6058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291718170580964" table:style-name="ce2">
            <text:p>0,2917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60188087774294696" table:style-name="ce2">
            <text:p>0,601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0265486725663702" table:style-name="ce2">
            <text:p>0,902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537610619469027" table:style-name="ce2">
            <text:p>0,537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5187969924812004" table:style-name="ce2">
            <text:p>0,7518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66355140186915895" table:style-name="ce2">
            <text:p>0,6635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47727272727272702" table:style-name="ce2">
            <text:p>0,4772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45360824742268002" table:style-name="ce2">
            <text:p>0,453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241733181299886" table:style-name="ce2">
            <text:p>0,2417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344795539033457" table:style-name="ce2">
            <text:p>0,344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44490644490644499" table:style-name="ce2">
            <text:p>0,444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886495443247722" table:style-name="ce2">
            <text:p>0,8864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420940170940171" table:style-name="ce2">
            <text:p>0,4209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34266211604095598" table:style-name="ce2">
            <text:p>0,3426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17211474316210801" table:style-name="ce2">
            <text:p>0,1721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55033112582781496" table:style-name="ce2">
            <text:p>0,550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26343381389253001" table:style-name="ce2">
            <text:p>0,2634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77250523377529701" table:style-name="ce2">
            <text:p>0,772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66116248348744999" table:style-name="ce2">
            <text:p>0,6611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4.7945205479451997E-2" table:style-name="ce2">
            <text:p>0,0479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20588235294117699" table:style-name="ce2">
            <text:p>0,2058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28048780487804897" table:style-name="ce2">
            <text:p>0,280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31077981651376202" table:style-name="ce2">
            <text:p>0,3107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111854684512428" table:style-name="ce2">
            <text:p>0,111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292441140024783" table:style-name="ce2">
            <text:p>0,2924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16377171215880901" table:style-name="ce2">
            <text:p>0,1637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7.9148936170212805E-2" table:style-name="ce2">
            <text:p>0,0791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4.6952224052718303E-2" table:style-name="ce2">
            <text:p>0,0469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46787330316742098" table:style-name="ce2">
            <text:p>0,467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01634877384196" table:style-name="ce2">
            <text:p>0,201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22080136402386999" table:style-name="ce2">
            <text:p>0,2208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66111111111111098" table:style-name="ce2">
            <text:p>0,6611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39058629232039599" table:style-name="ce2">
            <text:p>0,390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17109374999999999" table:style-name="ce2">
            <text:p>0,1710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62375478927203099" table:style-name="ce2">
            <text:p>0,6237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7397476340694" table:style-name="ce2">
            <text:p>0,9739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46020260492040499" table:style-name="ce2">
            <text:p>0,460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254914809960682" table:style-name="ce2">
            <text:p>0,2549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3558648111332003" table:style-name="ce2">
            <text:p>0,735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4.1666666666666602E-2" table:style-name="ce2">
            <text:p>0,041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69656992084432701" table:style-name="ce2">
            <text:p>0,6965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33445945945945899" table:style-name="ce2">
            <text:p>0,334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48288973384030398" table:style-name="ce2">
            <text:p>0,482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250879249706917" table:style-name="ce2">
            <text:p>0,2508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54960835509138395" table:style-name="ce2">
            <text:p>0,549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7200902934537297" table:style-name="ce2">
            <text:p>0,772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4659182036888505" table:style-name="ce2">
            <text:p>0,7465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72235673930589195" table:style-name="ce2">
            <text:p>0,722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61932287365813399" table:style-name="ce2">
            <text:p>0,6193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9123711340206204" table:style-name="ce2">
            <text:p>0,791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6536312849162003" table:style-name="ce2">
            <text:p>0,7653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61067193675889297" table:style-name="ce2">
            <text:p>0,6106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86352357320099304" table:style-name="ce2">
            <text:p>0,8635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483056957462148" table:style-name="ce2">
            <text:p>0,483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87980769230769" table:style-name="ce2">
            <text:p>0,487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3.83933845245127E-2" table:style-name="ce2">
            <text:p>0,0383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6573705179282896" table:style-name="ce2">
            <text:p>0,565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71333333333333304" table:style-name="ce2">
            <text:p>0,713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63115845539281001" table:style-name="ce2">
            <text:p>0,6311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26315789473684198" table:style-name="ce2">
            <text:p>0,2631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58854166666666696" table:style-name="ce2">
            <text:p>0,5885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483333333333333" table:style-name="ce2">
            <text:p>0,483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9.31372549019608E-2" table:style-name="ce2">
            <text:p>0,0931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20472440944881901" table:style-name="ce2">
            <text:p>0,2047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60511679644048899" table:style-name="ce2">
            <text:p>0,6051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177272727272727" table:style-name="ce2">
            <text:p>0,1772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21654501216545" table:style-name="ce2">
            <text:p>0,2165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26277372262773702" table:style-name="ce2">
            <text:p>0,262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48314606741573" table:style-name="ce2">
            <text:p>0,3483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1071012805587899" table:style-name="ce2">
            <text:p>0,2107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194630872483222" table:style-name="ce2">
            <text:p>0,1946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53387096774193599" table:style-name="ce2">
            <text:p>0,5338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67040358744394601" table:style-name="ce2">
            <text:p>0,670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0313901345291498" table:style-name="ce2">
            <text:p>0,6031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39292364990688999" table:style-name="ce2">
            <text:p>0,3929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68778280542986403" table:style-name="ce2">
            <text:p>0,6877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27040816326530598" table:style-name="ce2">
            <text:p>0,2704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4820143884892101" table:style-name="ce2">
            <text:p>0,2482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43934911242603503" table:style-name="ce2">
            <text:p>0,4393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9526916802610098" table:style-name="ce2">
            <text:p>0,2952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88372093023255804" table:style-name="ce2">
            <text:p>0,8837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37636363636363601" table:style-name="ce2">
            <text:p>0,376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6317689530685899" table:style-name="ce2">
            <text:p>0,5631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37559580552907501" table:style-name="ce2">
            <text:p>0,375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42152736019242298" table:style-name="ce2">
            <text:p>0,4215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66559070367979301" table:style-name="ce2">
            <text:p>0,6655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52021206096752803" table:style-name="ce2">
            <text:p>0,5202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18001281229980801" table:style-name="ce2">
            <text:p>0,1800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5.73394495412844E-2" table:style-name="ce2">
            <text:p>0,057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350413223140496" table:style-name="ce2">
            <text:p>0,3504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36057201225740598" table:style-name="ce2">
            <text:p>0,360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161321671525753" table:style-name="ce2">
            <text:p>0,161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26436781609195398" table:style-name="ce2">
            <text:p>0,264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13725490196078399" table:style-name="ce2">
            <text:p>0,137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9032846715328502" table:style-name="ce2">
            <text:p>0,590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24657534246575299" table:style-name="ce2">
            <text:p>0,2465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7071823204419898" table:style-name="ce2">
            <text:p>0,2707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218038528896673" table:style-name="ce2">
            <text:p>0,2180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51216389244558302" table:style-name="ce2">
            <text:p>0,512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73128598848368498" table:style-name="ce2">
            <text:p>0,7312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32432432432432401" table:style-name="ce2">
            <text:p>0,3243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12854757929883101" table:style-name="ce2">
            <text:p>0,1285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34814814814814798" table:style-name="ce2">
            <text:p>0,348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57040998217468797" table:style-name="ce2">
            <text:p>0,570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65984251968503904" table:style-name="ce2">
            <text:p>0,6598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367088607594937" table:style-name="ce2">
            <text:p>0,3670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16852146263911" table:style-name="ce2">
            <text:p>0,1685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195139911634757" table:style-name="ce2">
            <text:p>0,1951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17912657290895601" table:style-name="ce2">
            <text:p>0,179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501915708812261" table:style-name="ce2">
            <text:p>0,5019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30267812026275898" table:style-name="ce2">
            <text:p>0,302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202760590195145" table:style-name="ce2">
            <text:p>0,202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41100917431192702" table:style-name="ce2">
            <text:p>0,411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36565977742448302" table:style-name="ce2">
            <text:p>0,3656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14540466392318199" table:style-name="ce2">
            <text:p>0,1454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67177419354838697" table:style-name="ce2">
            <text:p>0,671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27652982184353198" table:style-name="ce2">
            <text:p>0,2765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6004366812227102" table:style-name="ce2">
            <text:p>0,560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32058823529411801" table:style-name="ce2">
            <text:p>0,320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278481012658228" table:style-name="ce2">
            <text:p>0,278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29132875857766699" table:style-name="ce2">
            <text:p>0,291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7450980392156898" table:style-name="ce2">
            <text:p>0,2745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51923076923076905" table:style-name="ce2">
            <text:p>0,519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328125" table:style-name="ce2">
            <text:p>0,328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32897196261682199" table:style-name="ce2">
            <text:p>0,328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196655132641292" table:style-name="ce2">
            <text:p>0,196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6964939822082696" table:style-name="ce2">
            <text:p>0,9696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144626052501238" table:style-name="ce2">
            <text:p>0,144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3566433566433602" table:style-name="ce2">
            <text:p>0,535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67558139534883699" table:style-name="ce2">
            <text:p>0,6755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3364055299539199" table:style-name="ce2">
            <text:p>0,733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61582568807339499" table:style-name="ce2">
            <text:p>0,6158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17849305047549399" table:style-name="ce2">
            <text:p>0,1784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63844515441959504" table:style-name="ce2">
            <text:p>0,6384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59945355191256799" table:style-name="ce2">
            <text:p>0,599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56536127964699401" table:style-name="ce2">
            <text:p>0,565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22992900054615001" table:style-name="ce2">
            <text:p>0,229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56122448979591799" table:style-name="ce2">
            <text:p>0,5612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7574047954865999" table:style-name="ce2">
            <text:p>0,775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215317919075145" table:style-name="ce2">
            <text:p>0,215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23639774859287099" table:style-name="ce2">
            <text:p>0,2363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14657210401891299" table:style-name="ce2">
            <text:p>0,146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39708454810495603" table:style-name="ce2">
            <text:p>0,3970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54494382022471899" table:style-name="ce2">
            <text:p>0,544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651344319167389" table:style-name="ce2">
            <text:p>0,651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201079622132254" table:style-name="ce2">
            <text:p>0,2010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61671207992733901" table:style-name="ce2">
            <text:p>0,6167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8453159041394303" table:style-name="ce2">
            <text:p>0,3845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397655545536519" table:style-name="ce2">
            <text:p>0,397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34701781564678502" table:style-name="ce2">
            <text:p>0,347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66944655041698298" table:style-name="ce2">
            <text:p>0,6694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4.8042704626334497E-2" table:style-name="ce2">
            <text:p>0,048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8.6080586080586094E-2" table:style-name="ce2">
            <text:p>0,0860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483108108108108" table:style-name="ce2">
            <text:p>0,4831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39400136332651697" table:style-name="ce2">
            <text:p>0,394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71196911196911195" table:style-name="ce2">
            <text:p>0,7119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601331360946746" table:style-name="ce2">
            <text:p>0,601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5485188968335004" table:style-name="ce2">
            <text:p>0,754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7102177554438898" table:style-name="ce2">
            <text:p>0,8710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57956448911222802" table:style-name="ce2">
            <text:p>0,579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1229050279329598" table:style-name="ce2">
            <text:p>0,7122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68144499178981899" table:style-name="ce2">
            <text:p>0,6814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50643086816720195" table:style-name="ce2">
            <text:p>0,5064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38251366120218599" table:style-name="ce2">
            <text:p>0,382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24046434494195701" table:style-name="ce2">
            <text:p>0,240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50306330837304303" table:style-name="ce2">
            <text:p>0,5030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06963087248322" table:style-name="ce2">
            <text:p>0,1069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121156493804497" table:style-name="ce2">
            <text:p>0,1211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18011338857392101" table:style-name="ce2">
            <text:p>0,180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261172611726117" table:style-name="ce2">
            <text:p>0,261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33452593917710199" table:style-name="ce2">
            <text:p>0,334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56699576868829304" table:style-name="ce2">
            <text:p>0,5669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70603337612323502" table:style-name="ce2">
            <text:p>0,706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46385542168674698" table:style-name="ce2">
            <text:p>0,463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49778434268833099" table:style-name="ce2">
            <text:p>0,4977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30404889228418602" table:style-name="ce2">
            <text:p>0,3040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12882096069869001" table:style-name="ce2">
            <text:p>0,1288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6.3566804002354399E-2" table:style-name="ce2">
            <text:p>0,0635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3.8461538461538401E-2" table:style-name="ce2">
            <text:p>0,038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85820895522388096" table:style-name="ce2">
            <text:p>0,8582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32553956834532399" table:style-name="ce2">
            <text:p>0,325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198926950061907" table:style-name="ce2">
            <text:p>0,198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7161125319693096" table:style-name="ce2">
            <text:p>0,571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27055150884495299" table:style-name="ce2">
            <text:p>0,270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509073543457498" table:style-name="ce2">
            <text:p>0,509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473290598290598" table:style-name="ce2">
            <text:p>0,4732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1.03181427343079E-2" table:style-name="ce2">
            <text:p>0,010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59461966604823702" table:style-name="ce2">
            <text:p>0,5946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43569131832797398" table:style-name="ce2">
            <text:p>0,435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36371603856266399" table:style-name="ce2">
            <text:p>0,363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51555136663525003" table:style-name="ce2">
            <text:p>0,5155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63481228668942002" table:style-name="ce2">
            <text:p>0,634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80493537015276095" table:style-name="ce2">
            <text:p>0,804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43538268506900901" table:style-name="ce2">
            <text:p>0,435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2434210526315802" table:style-name="ce2">
            <text:p>0,424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6492271105826399" table:style-name="ce2">
            <text:p>0,4649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671315949060036" table:style-name="ce2">
            <text:p>0,6713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44485981308411199" table:style-name="ce2">
            <text:p>0,4448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5.3181386514719799E-2" table:style-name="ce2">
            <text:p>0,0531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9.5602294455067002E-2" table:style-name="ce2">
            <text:p>0,0956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1404958677685901" table:style-name="ce2">
            <text:p>0,314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8.5889570552147201E-2" table:style-name="ce2">
            <text:p>0,085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40239726027397299" table:style-name="ce2">
            <text:p>0,402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13696369636963701" table:style-name="ce2">
            <text:p>0,1369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464012251148545" table:style-name="ce2">
            <text:p>0,464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34383438343834399" table:style-name="ce2">
            <text:p>0,3438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39041794087665699" table:style-name="ce2">
            <text:p>0,3904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7317784256559805" table:style-name="ce2">
            <text:p>0,8731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5406976744185996" table:style-name="ce2">
            <text:p>0,6540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49823736780258499" table:style-name="ce2">
            <text:p>0,498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1151079136690596" table:style-name="ce2">
            <text:p>0,811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108414239482201" table:style-name="ce2">
            <text:p>0,1084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45470085470085497" table:style-name="ce2">
            <text:p>0,454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8.6580086580086996E-3" table:style-name="ce2">
            <text:p>0,008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38938053097345099" table:style-name="ce2">
            <text:p>0,389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172357723577236" table:style-name="ce2">
            <text:p>0,1723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4158964879852101" table:style-name="ce2">
            <text:p>0,5415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24923076923076901" table:style-name="ce2">
            <text:p>0,249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19340329835082501" table:style-name="ce2">
            <text:p>0,1934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55436720142602502" table:style-name="ce2">
            <text:p>0,554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68045977011494196" table:style-name="ce2">
            <text:p>0,6804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47511312217194601" table:style-name="ce2">
            <text:p>0,475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844444444444444" table:style-name="ce2">
            <text:p>0,844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66605839416058399" table:style-name="ce2">
            <text:p>0,6660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462562396006656" table:style-name="ce2">
            <text:p>0,4625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104095563139932" table:style-name="ce2">
            <text:p>0,104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105621805792164" table:style-name="ce2">
            <text:p>0,1056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63245823389021505" table:style-name="ce2">
            <text:p>0,6324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22120750887874199" table:style-name="ce2">
            <text:p>0,221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47516198704103702" table:style-name="ce2">
            <text:p>0,4751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23574730354391399" table:style-name="ce2">
            <text:p>0,2357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44693572496263101" table:style-name="ce2">
            <text:p>0,446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48021680216802198" table:style-name="ce2">
            <text:p>0,480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486821705426357" table:style-name="ce2">
            <text:p>0,4868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62761020881670504" table:style-name="ce2">
            <text:p>0,6276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73606138107416896" table:style-name="ce2">
            <text:p>0,7360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34152334152334202" table:style-name="ce2">
            <text:p>0,341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166137566137566" table:style-name="ce2">
            <text:p>0,1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26176808266360502" table:style-name="ce2">
            <text:p>0,2617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.103874690849134" table:style-name="ce2">
            <text:p>0,103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4.4660194174757299E-2" table:style-name="ce2">
            <text:p>0,0446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53602620087336195" table:style-name="ce2">
            <text:p>0,536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46820175438596501" table:style-name="ce2">
            <text:p>0,4682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9843546284224303" table:style-name="ce2">
            <text:p>0,5984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32340425531914901" table:style-name="ce2">
            <text:p>0,323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319148936170213" table:style-name="ce2">
            <text:p>0,3191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57401315789473695" table:style-name="ce2">
            <text:p>0,5740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28028028028028001" table:style-name="ce2">
            <text:p>0,2802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45491143317230298" table:style-name="ce2">
            <text:p>0,454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66959578207381398" table:style-name="ce2">
            <text:p>0,669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34241598546775698" table:style-name="ce2">
            <text:p>0,342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149361022364217" table:style-name="ce2">
            <text:p>0,149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70106761565836295" table:style-name="ce2">
            <text:p>0,7010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50109569028487999" table:style-name="ce2">
            <text:p>0,501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53419092755585695" table:style-name="ce2">
            <text:p>0,5341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48540609137055801" table:style-name="ce2">
            <text:p>0,485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4234234234234204" table:style-name="ce2">
            <text:p>0,942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57427937915742799" table:style-name="ce2">
            <text:p>0,5742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53818554587391099" table:style-name="ce2">
            <text:p>0,5381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84092126405998902" table:style-name="ce2">
            <text:p>0,8409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661481481481482" table:style-name="ce2">
            <text:p>0,661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.45464725643897003" table:style-name="ce2">
            <text:p>0,4546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78974358974359005" table:style-name="ce2">
            <text:p>0,7897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8060606060606097" table:style-name="ce2">
            <text:p>0,780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8522727272727304" table:style-name="ce2">
            <text:p>0,5852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347781217750258" table:style-name="ce2">
            <text:p>0,3477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77856301531213201" table:style-name="ce2">
            <text:p>0,778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62756598240469197" table:style-name="ce2">
            <text:p>0,6275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9598214285714302" table:style-name="ce2">
            <text:p>0,5959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28798185941043097" table:style-name="ce2">
            <text:p>0,2879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87032569360675505" table:style-name="ce2">
            <text:p>0,8703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86638452237001196" table:style-name="ce2">
            <text:p>0,866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96275605214152704" table:style-name="ce2">
            <text:p>0,962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83750000000000002" table:style-name="ce2">
            <text:p>0,837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5" table:style-name="ce2">
            <text:p>0,75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8525641025641002" table:style-name="ce2">
            <text:p>0,7852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34290843806104099" table:style-name="ce2">
            <text:p>0,342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57171717171717196" table:style-name="ce2">
            <text:p>0,5717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6321243523316098" table:style-name="ce2">
            <text:p>0,6632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39007891770011299" table:style-name="ce2">
            <text:p>0,3900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39481268011527398" table:style-name="ce2">
            <text:p>0,3948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240384615384615" table:style-name="ce2">
            <text:p>0,240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65765765765765805" table:style-name="ce2">
            <text:p>0,657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29124004550625698" table:style-name="ce2">
            <text:p>0,2912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52637130801687804" table:style-name="ce2">
            <text:p>0,526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67512195121951202" table:style-name="ce2">
            <text:p>0,675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163306451612903" table:style-name="ce2">
            <text:p>0,163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16973415132924299" table:style-name="ce2">
            <text:p>0,1697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9039665970772403" table:style-name="ce2">
            <text:p>0,390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60642570281124497" table:style-name="ce2">
            <text:p>0,6064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59853249475891002" table:style-name="ce2">
            <text:p>0,5985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42018537590113297" table:style-name="ce2">
            <text:p>0,420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0754716981132104" table:style-name="ce2">
            <text:p>0,7075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1132075471698104" table:style-name="ce2">
            <text:p>0,911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8620037807183398" table:style-name="ce2">
            <text:p>0,686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8044871794871795" table:style-name="ce2">
            <text:p>0,780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4618320610686995" table:style-name="ce2">
            <text:p>0,746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52513966480446905" table:style-name="ce2">
            <text:p>0,5251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77750611246943802" table:style-name="ce2">
            <text:p>0,777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49659863945578198" table:style-name="ce2">
            <text:p>0,4965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6.2052505966587103E-2" table:style-name="ce2">
            <text:p>0,0620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43466666666666698" table:style-name="ce2">
            <text:p>0,434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19190600522193199" table:style-name="ce2">
            <text:p>0,191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20134228187919501" table:style-name="ce2">
            <text:p>0,201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80246913580246904" table:style-name="ce2">
            <text:p>0,8024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5234042553191501" table:style-name="ce2">
            <text:p>0,152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376973073351903" table:style-name="ce2">
            <text:p>0,3769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17361111111111099" table:style-name="ce2">
            <text:p>0,173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17915309446254099" table:style-name="ce2">
            <text:p>0,179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43183673469387801" table:style-name="ce2">
            <text:p>0,4318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24575586095392099" table:style-name="ce2">
            <text:p>0,245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64581497797356802" table:style-name="ce2">
            <text:p>0,645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55123966942148805" table:style-name="ce2">
            <text:p>0,5512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65432098765432101" table:style-name="ce2">
            <text:p>0,654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58179231863442404" table:style-name="ce2">
            <text:p>0,5817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26941176470588202" table:style-name="ce2">
            <text:p>0,269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16666666666666699" table:style-name="ce2">
            <text:p>0,16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44401544401544402" table:style-name="ce2">
            <text:p>0,444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164179104477612" table:style-name="ce2">
            <text:p>0,1641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25814536340852101" table:style-name="ce2">
            <text:p>0,2581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38516405135520698" table:style-name="ce2">
            <text:p>0,385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50974930362116999" table:style-name="ce2">
            <text:p>0,5097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3.2042723631508702E-2" table:style-name="ce2">
            <text:p>0,032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25139043381534998" table:style-name="ce2">
            <text:p>0,2513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35007610350076102" table:style-name="ce2">
            <text:p>0,3500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38543046357615901" table:style-name="ce2">
            <text:p>0,3854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227034120734908" table:style-name="ce2">
            <text:p>0,227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4242424242424199" table:style-name="ce2">
            <text:p>0,2424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55307262569832405" table:style-name="ce2">
            <text:p>0,5530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40391676866585102" table:style-name="ce2">
            <text:p>0,4039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142227122381477" table:style-name="ce2">
            <text:p>0,1422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61422413793103403" table:style-name="ce2">
            <text:p>0,6142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38968166849615798" table:style-name="ce2">
            <text:p>0,3896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33108108108108097" table:style-name="ce2">
            <text:p>0,3310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5029821073558696" table:style-name="ce2">
            <text:p>0,9502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17363344051446999" table:style-name="ce2">
            <text:p>0,1736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7258064516129004" table:style-name="ce2">
            <text:p>0,5725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37513283740701397" table:style-name="ce2">
            <text:p>0,3751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3.7194473963868199E-2" table:style-name="ce2">
            <text:p>0,037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23381294964028801" table:style-name="ce2">
            <text:p>0,2338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61833333333333296" table:style-name="ce2">
            <text:p>0,618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81329113924051" table:style-name="ce2">
            <text:p>0,881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67407407407407405" table:style-name="ce2">
            <text:p>0,674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49863387978142099" table:style-name="ce2">
            <text:p>0,4986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88904694167852105" table:style-name="ce2">
            <text:p>0,8890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40470297029703001" table:style-name="ce2">
            <text:p>0,4047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37276478679504799" table:style-name="ce2">
            <text:p>0,3727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40086830680173702" table:style-name="ce2">
            <text:p>0,400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60898661567877599" table:style-name="ce2">
            <text:p>0,6089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3461150353178595" table:style-name="ce2">
            <text:p>0,7346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68684759916492699" table:style-name="ce2">
            <text:p>0,686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548841893252769" table:style-name="ce2">
            <text:p>0,5488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2205438066465299" table:style-name="ce2">
            <text:p>0,7220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665289256198347" table:style-name="ce2">
            <text:p>0,6652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40677966101694901" table:style-name="ce2">
            <text:p>0,4067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5609065155807399" table:style-name="ce2">
            <text:p>0,4560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0761478163493797" table:style-name="ce2">
            <text:p>0,4076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226210350584307" table:style-name="ce2">
            <text:p>0,2262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73644251626898005" table:style-name="ce2">
            <text:p>0,736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0948419301164698" table:style-name="ce2">
            <text:p>0,309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51969696969696999" table:style-name="ce2">
            <text:p>0,519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227397260273973" table:style-name="ce2">
            <text:p>0,227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34715025906735802" table:style-name="ce2">
            <text:p>0,347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5.4347826086956798E-3" table:style-name="ce2">
            <text:p>0,0054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34806629834254099" table:style-name="ce2">
            <text:p>0,3480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9.7222222222222196E-2" table:style-name="ce2">
            <text:p>0,097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54929577464788704" table:style-name="ce2">
            <text:p>0,549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43705463182897902" table:style-name="ce2">
            <text:p>0,437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609958506224066" table:style-name="ce2">
            <text:p>0,6099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60356652949245504" table:style-name="ce2">
            <text:p>0,6035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80720720720720696" table:style-name="ce2">
            <text:p>0,8072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2133995037220797" table:style-name="ce2">
            <text:p>0,821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56218905472636804" table:style-name="ce2">
            <text:p>0,5621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0103092783505205" table:style-name="ce2">
            <text:p>0,701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9664082687338498" table:style-name="ce2">
            <text:p>0,896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45647558386411902" table:style-name="ce2">
            <text:p>0,456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79880478087649398" table:style-name="ce2">
            <text:p>0,798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6" table:style-name="ce2">
            <text:p>0,6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35654008438818602" table:style-name="ce2">
            <text:p>0,356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76056338028169002" table:style-name="ce2">
            <text:p>0,760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55263157894736803" table:style-name="ce2">
            <text:p>0,552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73232908458864399" table:style-name="ce2">
            <text:p>0,732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86116504854368903" table:style-name="ce2">
            <text:p>0,861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47346368715084" table:style-name="ce2">
            <text:p>0,147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30903568716780599" table:style-name="ce2">
            <text:p>0,309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1.19298245614035E-2" table:style-name="ce2">
            <text:p>0,0119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351312987934705" table:style-name="ce2">
            <text:p>0,3513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38925680647534999" table:style-name="ce2">
            <text:p>0,3892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439204126750184" table:style-name="ce2">
            <text:p>0,4392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85604311008468104" table:style-name="ce2">
            <text:p>0,856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72014652014652003" table:style-name="ce2">
            <text:p>0,7201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42140921409214099" table:style-name="ce2">
            <text:p>0,4214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2.9702970297029702E-2" table:style-name="ce2">
            <text:p>0,0297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116225546605293" table:style-name="ce2">
            <text:p>0,1162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4.41025641025641E-2" table:style-name="ce2">
            <text:p>0,044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31496062992126" table:style-name="ce2">
            <text:p>0,3149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43427835051546398" table:style-name="ce2">
            <text:p>0,4342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9334298118668605" table:style-name="ce2">
            <text:p>0,593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135429262394196" table:style-name="ce2">
            <text:p>0,135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42473118279569899" table:style-name="ce2">
            <text:p>0,4247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623517786561265" table:style-name="ce2">
            <text:p>0,623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1.5133876600698501E-2" table:style-name="ce2">
            <text:p>0,015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5.4347826086956499E-2" table:style-name="ce2">
            <text:p>0,054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9.9421965317918998E-2" table:style-name="ce2">
            <text:p>0,0994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64446529080675397" table:style-name="ce2">
            <text:p>0,6444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78989098116947498" table:style-name="ce2">
            <text:p>0,789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46986721144024501" table:style-name="ce2">
            <text:p>0,4698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44250229990800399" table:style-name="ce2">
            <text:p>0,4425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60469314079422398" table:style-name="ce2">
            <text:p>0,6046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54248366013071903" table:style-name="ce2">
            <text:p>0,542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1.41592920353982E-2" table:style-name="ce2">
            <text:p>0,0141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22018348623853201" table:style-name="ce2">
            <text:p>0,220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4449047224523597" table:style-name="ce2">
            <text:p>0,9444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1.9186492709132801E-2" table:style-name="ce2">
            <text:p>0,0191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6354748603352001" table:style-name="ce2">
            <text:p>0,5635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57546251217137301" table:style-name="ce2">
            <text:p>0,5754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49590163934426201" table:style-name="ce2">
            <text:p>0,4959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7648578811369495" table:style-name="ce2">
            <text:p>0,7764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66185897435897401" table:style-name="ce2">
            <text:p>0,6618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12530413625304099" table:style-name="ce2">
            <text:p>0,1253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0736975857687403" table:style-name="ce2">
            <text:p>0,6073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7359307359307399" table:style-name="ce2">
            <text:p>0,573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60416666666666696" table:style-name="ce2">
            <text:p>0,6041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37735849056603799" table:style-name="ce2">
            <text:p>0,3773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81516587677725105" table:style-name="ce2">
            <text:p>0,8151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844387755102041" table:style-name="ce2">
            <text:p>0,8443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84124087591240904" table:style-name="ce2">
            <text:p>0,841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73288250211327099" table:style-name="ce2">
            <text:p>0,7328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0676691729323304" table:style-name="ce2">
            <text:p>0,7067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84843205574912905" table:style-name="ce2">
            <text:p>0,8484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6687898089171995" table:style-name="ce2">
            <text:p>0,5668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54523809523809497" table:style-name="ce2">
            <text:p>0,545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5.1235132662397098E-2" table:style-name="ce2">
            <text:p>0,051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8736059479553904" table:style-name="ce2">
            <text:p>0,587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761643835616438" table:style-name="ce2">
            <text:p>0,7616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72701949860724202" table:style-name="ce2">
            <text:p>0,727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47738693467336701" table:style-name="ce2">
            <text:p>0,477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81818181818181801" table:style-name="ce2">
            <text:p>0,8181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4.7835990888382598E-2" table:style-name="ce2">
            <text:p>0,0478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44520547945205502" table:style-name="ce2">
            <text:p>0,445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39760348583878002" table:style-name="ce2">
            <text:p>0,3976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84296482412060303" table:style-name="ce2">
            <text:p>0,8429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50229885057471302" table:style-name="ce2">
            <text:p>0,5022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0209790209790202" table:style-name="ce2">
            <text:p>0,7020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52914798206278" table:style-name="ce2">
            <text:p>0,9529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82882882882882902" table:style-name="ce2">
            <text:p>0,8288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8119658119658097" table:style-name="ce2">
            <text:p>0,7811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5596707818929996" table:style-name="ce2">
            <text:p>0,855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71721311475409799" table:style-name="ce2">
            <text:p>0,7172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82720588235294101" table:style-name="ce2">
            <text:p>0,827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48745519713261698" table:style-name="ce2">
            <text:p>0,4874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42435424354243501" table:style-name="ce2">
            <text:p>0,4243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4.3589743589743497E-2" table:style-name="ce2">
            <text:p>0,0435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37136465324384799" table:style-name="ce2">
            <text:p>0,371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4.0404040404040401E-2" table:style-name="ce2">
            <text:p>0,040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60591133004926101" table:style-name="ce2">
            <text:p>0,605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1.1080332409972299E-2" table:style-name="ce2">
            <text:p>0,0110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40572792362768501" table:style-name="ce2">
            <text:p>0,405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4.0899795501022497E-2" table:style-name="ce2">
            <text:p>0,040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15367483296213799" table:style-name="ce2">
            <text:p>0,1536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19845857418111801" table:style-name="ce2">
            <text:p>0,198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66950596252129502" table:style-name="ce2">
            <text:p>0,669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5.63380281690141E-2" table:style-name="ce2">
            <text:p>0,056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49444444444444402" table:style-name="ce2">
            <text:p>0,494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60301507537688404" table:style-name="ce2">
            <text:p>0,603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46546546546547" table:style-name="ce2">
            <text:p>0,5465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6.1611374407582901E-2" table:style-name="ce2">
            <text:p>0,061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38805970149253699" table:style-name="ce2">
            <text:p>0,3880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30785123966942202" table:style-name="ce2">
            <text:p>0,307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2452830188679203" table:style-name="ce2">
            <text:p>0,4245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53002610966057395" table:style-name="ce2">
            <text:p>0,530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101587301587302" table:style-name="ce2">
            <text:p>0,101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2.1594684385382E-2" table:style-name="ce2">
            <text:p>0,0215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33157894736842097" table:style-name="ce2">
            <text:p>0,331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2.14876033057851E-2" table:style-name="ce2">
            <text:p>0,021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201793721973094" table:style-name="ce2">
            <text:p>0,2017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0934256055363298" table:style-name="ce2">
            <text:p>0,709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1.72413793103449E-2" table:style-name="ce2">
            <text:p>0,017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93150684931507" table:style-name="ce2">
            <text:p>0,6931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35294117647058798" table:style-name="ce2">
            <text:p>0,3529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42356687898089201" table:style-name="ce2">
            <text:p>0,4235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59791122715404699" table:style-name="ce2">
            <text:p>0,597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2.8901734104046502E-3" table:style-name="ce2">
            <text:p>0,002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32736572890026" table:style-name="ce2">
            <text:p>0,232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66285714285714303" table:style-name="ce2">
            <text:p>0,6628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4163424124513595" table:style-name="ce2">
            <text:p>0,9416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8627450980392202" table:style-name="ce2">
            <text:p>0,686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6950354609929095" table:style-name="ce2">
            <text:p>0,7695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4701492537313405" table:style-name="ce2">
            <text:p>0,847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61654135338345895" table:style-name="ce2">
            <text:p>0,6165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93195266272189403" table:style-name="ce2">
            <text:p>0,9319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71865443425076503" table:style-name="ce2">
            <text:p>0,718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79300291545189505" table:style-name="ce2">
            <text:p>0,7930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63344051446945304" table:style-name="ce2">
            <text:p>0,6334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37628865979381398" table:style-name="ce2">
            <text:p>0,3762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15835777126099701" table:style-name="ce2">
            <text:p>0,1583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89576174112256601" table:style-name="ce2">
            <text:p>0,8957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30705394190871399" table:style-name="ce2">
            <text:p>0,3070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40017513134851102" table:style-name="ce2">
            <text:p>0,4001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454844006568145" table:style-name="ce2">
            <text:p>0,454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18678414096916299" table:style-name="ce2">
            <text:p>0,1867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51318267419962305" table:style-name="ce2">
            <text:p>0,513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430617726051925" table:style-name="ce2">
            <text:p>0,430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80228136882129297" table:style-name="ce2">
            <text:p>0,8022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76246334310850405" table:style-name="ce2">
            <text:p>0,7624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53221957040572798" table:style-name="ce2">
            <text:p>0,5322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51570247933884295" table:style-name="ce2">
            <text:p>0,515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.72397094430992703" table:style-name="ce2">
            <text:p>0,7239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5.1314142678347899E-2" table:style-name="ce2">
            <text:p>0,051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68461538461538496" table:style-name="ce2">
            <text:p>0,6846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71362229102167196" table:style-name="ce2">
            <text:p>0,7136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.117516629711752" table:style-name="ce2">
            <text:p>0,1175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31117824773413899" table:style-name="ce2">
            <text:p>0,3111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513447432762836" table:style-name="ce2">
            <text:p>0,5134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87820512820512797" table:style-name="ce2">
            <text:p>0,878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39402985074626901" table:style-name="ce2">
            <text:p>0,3940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83725910064239795" table:style-name="ce2">
            <text:p>0,8372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59770114942528696" table:style-name="ce2">
            <text:p>0,597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47219193020719702" table:style-name="ce2">
            <text:p>0,472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57911065149948304" table:style-name="ce2">
            <text:p>0,5791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81065088757396497" table:style-name="ce2">
            <text:p>0,8106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85005512679162099" table:style-name="ce2">
            <text:p>0,850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47719869706840401" table:style-name="ce2">
            <text:p>0,477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31178707224334601" table:style-name="ce2">
            <text:p>0,3117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64026402640264002" table:style-name="ce2">
            <text:p>0,6402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64713216957606001" table:style-name="ce2">
            <text:p>0,647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30515916575192098" table:style-name="ce2">
            <text:p>0,3051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63383545770567795" table:style-name="ce2">
            <text:p>0,633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41616405307599502" table:style-name="ce2">
            <text:p>0,416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59222222222222198" table:style-name="ce2">
            <text:p>0,592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75" table:style-name="ce2">
            <text:p>0,75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59192348565356001" table:style-name="ce2">
            <text:p>0,5919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50460593654042996" table:style-name="ce2">
            <text:p>0,504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358452138492872" table:style-name="ce2">
            <text:p>0,3584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2351274787535398" table:style-name="ce2">
            <text:p>0,9235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43459552495697101" table:style-name="ce2">
            <text:p>0,434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8501683501683499" table:style-name="ce2">
            <text:p>0,5850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38828633405639901" table:style-name="ce2">
            <text:p>0,3882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.44680851063829802" table:style-name="ce2">
            <text:p>0,4468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31904761904761902" table:style-name="ce2">
            <text:p>0,3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625" table:style-name="ce2">
            <text:p>0,62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93738140417457305" table:style-name="ce2">
            <text:p>0,937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73825503355704702" table:style-name="ce2">
            <text:p>0,738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89184692179700498" table:style-name="ce2">
            <text:p>0,891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76062992125984297" table:style-name="ce2">
            <text:p>0,7606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64188351920693898" table:style-name="ce2">
            <text:p>0,641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9454855195911405" table:style-name="ce2">
            <text:p>0,5945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32907348242811502" table:style-name="ce2">
            <text:p>0,3290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4299516908212604" table:style-name="ce2">
            <text:p>0,742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816986855409505" table:style-name="ce2">
            <text:p>0,8169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68782518210197696" table:style-name="ce2">
            <text:p>0,687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42172211350293498" table:style-name="ce2">
            <text:p>0,4217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64257028112449799" table:style-name="ce2">
            <text:p>0,6425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68817204301075297" table:style-name="ce2">
            <text:p>0,6881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6426332288401304" table:style-name="ce2">
            <text:p>0,564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19485294117647101" table:style-name="ce2">
            <text:p>0,1948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19324181626188" table:style-name="ce2">
            <text:p>0,1932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34956709956710003" table:style-name="ce2">
            <text:p>0,3495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3624733475479702" table:style-name="ce2">
            <text:p>0,5362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84049079754601197" table:style-name="ce2">
            <text:p>0,8404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73502722323048997" table:style-name="ce2">
            <text:p>0,735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59946236559139798" table:style-name="ce2">
            <text:p>0,599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64440078585461702" table:style-name="ce2">
            <text:p>0,6444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27400000000000002" table:style-name="ce2">
            <text:p>0,274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27305605786618398" table:style-name="ce2">
            <text:p>0,2730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60589060308555398" table:style-name="ce2">
            <text:p>0,605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75344563552833099" table:style-name="ce2">
            <text:p>0,7534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32706766917293201" table:style-name="ce2">
            <text:p>0,3270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39259259259259299" table:style-name="ce2">
            <text:p>0,392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240740740740741" table:style-name="ce2">
            <text:p>0,2407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55670103092783496" table:style-name="ce2">
            <text:p>0,556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8490566037735805" table:style-name="ce2">
            <text:p>0,984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91353383458646598" table:style-name="ce2">
            <text:p>0,9135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67654986522911098" table:style-name="ce2">
            <text:p>0,6765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4766355140186902" table:style-name="ce2">
            <text:p>0,747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11916264090177101" table:style-name="ce2">
            <text:p>0,119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17908787541713" table:style-name="ce2">
            <text:p>0,1790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18234865061998501" table:style-name="ce2">
            <text:p>0,1823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22249388753056201" table:style-name="ce2">
            <text:p>0,222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16498316498316501" table:style-name="ce2">
            <text:p>0,1649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31257941550190599" table:style-name="ce2">
            <text:p>0,312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173588924387646" table:style-name="ce2">
            <text:p>0,1735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121317157712305" table:style-name="ce2">
            <text:p>0,1213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12622549019607801" table:style-name="ce2">
            <text:p>0,126225</text:p>
          </table:table-cell>
          <table:table-cell table:number-columns-repeated="16382"/>
        </table:table-row>
        <table:table-row table:number-rows-repeated="1046173" table:style-name="ro1">
          <table:table-cell table:number-columns-repeated="16384"/>
        </table:table-row>
      </table:table>
      <table:table table:name="Falso_rechazo" table:style-name="ta2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Firma</text:p>
          </table:table-cell>
          <table:table-cell office:value-type="string" table:style-name="ce2">
            <text:p>Coincidencia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0.3" table:style-name="ce1">
            <text:p>0,3</text:p>
          </table:table-cell>
          <table:table-cell office:value-type="float" office:value="0.4" table:style-name="ce1">
            <text:p>0,4</text:p>
          </table:table-cell>
          <table:table-cell office:value-type="float" office:value="0.5" table:style-name="ce1">
            <text:p>0,5</text:p>
          </table:table-cell>
          <table:table-cell office:value-type="float" office:value="0.6" table:style-name="ce1">
            <text:p>0,6</text:p>
          </table:table-cell>
          <table:table-cell office:value-type="float" office:value="0.7" table:style-name="ce1">
            <text:p>0,7</text:p>
          </table:table-cell>
          <table:table-cell office:value-type="float" office:value="0.8" table:style-name="ce1">
            <text:p>0,8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Casos de FR</text:p>
          </table:table-cell>
          <table:table-cell office:value-type="float" office:value="1" table:formula="msoxl:=COUNTIF(B4:B87, &quot;=0&quot;)" table:style-name="ce1">
            <text:p>1</text:p>
          </table:table-cell>
          <table:table-cell office:value-type="float" office:value="1" table:formula="msoxl:=COUNTIF(B4:B87, &quot;&lt;0,1&quot;)" table:style-name="ce1">
            <text:p>1</text:p>
          </table:table-cell>
          <table:table-cell office:value-type="float" office:value="3" table:formula="msoxl:=COUNTIF(B4:B87, &quot;&lt;0,2&quot;)" table:style-name="ce1">
            <text:p>3</text:p>
          </table:table-cell>
          <table:table-cell office:value-type="float" office:value="3" table:formula="msoxl:=COUNTIF(B4:B87, &quot;&lt;0,3&quot;)" table:style-name="ce1">
            <text:p>3</text:p>
          </table:table-cell>
          <table:table-cell office:value-type="float" office:value="5" table:formula="msoxl:=COUNTIF(B4:B87, &quot;&lt;0,4&quot;)" table:style-name="ce1">
            <text:p>5</text:p>
          </table:table-cell>
          <table:table-cell office:value-type="float" office:value="7" table:formula="msoxl:=COUNTIF(B4:B87, &quot;&lt;0,5&quot;)" table:style-name="ce1">
            <text:p>7</text:p>
          </table:table-cell>
          <table:table-cell office:value-type="float" office:value="15" table:formula="msoxl:=COUNTIF(B4:B87, &quot;&lt;0,6&quot;)" table:style-name="ce1">
            <text:p>15</text:p>
          </table:table-cell>
          <table:table-cell office:value-type="float" office:value="26" table:formula="msoxl:=COUNTIF(B4:B87, &quot;&lt;0,7&quot;)" table:style-name="ce1">
            <text:p>26</text:p>
          </table:table-cell>
          <table:table-cell office:value-type="float" office:value="45" table:formula="msoxl:=COUNTIF(B4:B87, &quot;&lt;0,8&quot;)" table:style-name="ce1">
            <text:p>45</text:p>
          </table:table-cell>
          <table:table-cell office:value-type="float" office:value="60" table:formula="msoxl:=COUNTIF(B4:B87, &quot;&lt;0,9&quot;)" table:style-name="ce1">
            <text:p>60</text:p>
          </table:table-cell>
          <table:table-cell office:value-type="float" office:value="73" table:formula="msoxl:=COUNTIF(B4:B87, &quot;&lt;1&quot;)" table:style-name="ce1">
            <text:p>7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FRR</text:p>
          </table:table-cell>
          <table:table-cell office:value-type="float" office:value="1.3333333333333334E-2" table:formula="msoxl:=C2/COUNTIF(B4:B78, &quot;&gt;=0&quot;)" table:style-name="ce1">
            <text:p>0,013333333</text:p>
          </table:table-cell>
          <table:table-cell office:value-type="float" office:value="1.3333333333333334E-2" table:formula="msoxl:=D2/COUNTIF(B4:B78, &quot;&gt;=0&quot;)" table:style-name="ce1">
            <text:p>0,013333333</text:p>
          </table:table-cell>
          <table:table-cell office:value-type="float" office:value="0.04" table:formula="msoxl:=E2/COUNTIF(B4:B78, &quot;&gt;=0&quot;)" table:style-name="ce1">
            <text:p>0,04</text:p>
          </table:table-cell>
          <table:table-cell office:value-type="float" office:value="0.04" table:formula="msoxl:=F2/COUNTIF(B4:B78, &quot;&gt;=0&quot;)" table:style-name="ce1">
            <text:p>0,04</text:p>
          </table:table-cell>
          <table:table-cell office:value-type="float" office:value="6.6666666666666666E-2" table:formula="msoxl:=G2/COUNTIF(B4:B87, &quot;&gt;=0&quot;)" table:style-name="ce1">
            <text:p>0,066666667</text:p>
          </table:table-cell>
          <table:table-cell office:value-type="float" office:value="9.3333333333333338E-2" table:formula="msoxl:=H2/COUNTIF(B4:B87, &quot;&gt;=0&quot;)" table:style-name="ce1">
            <text:p>0,093333333</text:p>
          </table:table-cell>
          <table:table-cell office:value-type="float" office:value="0.2" table:formula="msoxl:=I2/COUNTIF(B4:B87, &quot;&gt;=0&quot;)" table:style-name="ce1">
            <text:p>0,2</text:p>
          </table:table-cell>
          <table:table-cell office:value-type="float" office:value="0.34666666666666668" table:formula="msoxl:=J2/COUNTIF(B4:B87, &quot;&gt;=0&quot;)" table:style-name="ce1">
            <text:p>0,346666667</text:p>
          </table:table-cell>
          <table:table-cell office:value-type="float" office:value="0.6" table:formula="msoxl:=K2/COUNTIF(B4:B87, &quot;&gt;=0&quot;)" table:style-name="ce1">
            <text:p>0,6</text:p>
          </table:table-cell>
          <table:table-cell office:value-type="float" office:value="0.8" table:formula="msoxl:=L2/COUNTIF(B4:B87, &quot;&gt;=0&quot;)" table:style-name="ce1">
            <text:p>0,8</text:p>
          </table:table-cell>
          <table:table-cell office:value-type="float" office:value="0.97333333333333338" table:formula="msoxl:=M2/COUNTIF(B4:B87, &quot;&gt;=0&quot;)" table:style-name="ce1">
            <text:p>0,9733333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1" table:style-name="ce4">
            <text:p>1,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87935034802784195" table:style-name="ce4">
            <text:p>0,879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89705882352941202" table:style-name="ce4">
            <text:p>0,897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78658536585365901" table:style-name="ce4">
            <text:p>0,7865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79516539440203604" table:style-name="ce4">
            <text:p>0,795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97276688453158999" table:style-name="ce4">
            <text:p>0,972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54698639014906003" table:style-name="ce4">
            <text:p>0,546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65331807780320394" table:style-name="ce4">
            <text:p>0,653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82806433721575101" table:style-name="ce4">
            <text:p>0,828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79870550161812304" table:style-name="ce4">
            <text:p>0,7987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78520286396181405" table:style-name="ce4">
            <text:p>0,785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92704402515723305" table:style-name="ce4">
            <text:p>0,9270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.65384615384615397" table:style-name="ce4">
            <text:p>0,6538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.75627240143369201" table:style-name="ce4">
            <text:p>0,75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.64227642276422803" table:style-name="ce4">
            <text:p>0,64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92194570135746601" table:style-name="ce4">
            <text:p>0,92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71905697445972505" table:style-name="ce4">
            <text:p>0,71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74009324009323996" table:style-name="ce4">
            <text:p>0,74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.302752293577982" table:style-name="ce4">
            <text:p>0,30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66350710900473897" table:style-name="ce4">
            <text:p>0,663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52773613193403301" table:style-name="ce4">
            <text:p>0,52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.76857386848847098" table:style-name="ce4">
            <text:p>0,768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730425055928412" table:style-name="ce4">
            <text:p>0,73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452380952380952" table:style-name="ce4">
            <text:p>0,45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693564862104188" table:style-name="ce4">
            <text:p>0,693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1418439716312103" table:style-name="ce4">
            <text:p>0,514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69807868252516003" table:style-name="ce4">
            <text:p>0,69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81538461538461504" table:style-name="ce4">
            <text:p>0,81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76906779661017" table:style-name="ce4">
            <text:p>0,769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87959866220735805" table:style-name="ce4">
            <text:p>0,87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743725231175693" table:style-name="ce4">
            <text:p>0,743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58233890214797102" table:style-name="ce4">
            <text:p>0,58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89300411522633805" table:style-name="ce4">
            <text:p>0,89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79663056558363399" table:style-name="ce4">
            <text:p>0,796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558601782042495" table:style-name="ce4">
            <text:p>0,558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62218468468468502" table:style-name="ce4">
            <text:p>0,622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73115860517435305" table:style-name="ce4">
            <text:p>0,731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37406216505895001" table:style-name="ce4">
            <text:p>0,37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82997987927565398" table:style-name="ce4">
            <text:p>0,829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40667094291212302" table:style-name="ce4">
            <text:p>0,40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18468731735826999" table:style-name="ce4">
            <text:p>0,184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9394313967861601" table:style-name="ce4">
            <text:p>0,593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4">
            <text:p>0,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57640750670241303" table:style-name="ce4">
            <text:p>0,57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.16411960132890399" table:style-name="ce4">
            <text:p>0,16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96168224299065397" table:style-name="ce4">
            <text:p>0,961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82590529247910904" table:style-name="ce4">
            <text:p>0,825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78994614003590702" table:style-name="ce4">
            <text:p>0,78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8594293667362596" table:style-name="ce4">
            <text:p>0,585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69984447900466595" table:style-name="ce4">
            <text:p>0,69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69217391304347797" table:style-name="ce4">
            <text:p>0,69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91272344900105196" table:style-name="ce4">
            <text:p>0,91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90666666666666695" table:style-name="ce4">
            <text:p>0,90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732254697286012" table:style-name="ce4">
            <text:p>0,73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94129158512720201" table:style-name="ce4">
            <text:p>0,941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95407098121085598" table:style-name="ce4">
            <text:p>0,954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93689320388349495" table:style-name="ce4">
            <text:p>0,936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73719879518072295" table:style-name="ce4">
            <text:p>0,737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818271604938272" table:style-name="ce4">
            <text:p>0,818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80900409276944096" table:style-name="ce4">
            <text:p>0,80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92923076923076897" table:style-name="ce4">
            <text:p>0,929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88235294117647101" table:style-name="ce4">
            <text:p>0,88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883464566929134" table:style-name="ce4">
            <text:p>0,88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75925925925925897" table:style-name="ce4">
            <text:p>0,759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85235732009925602" table:style-name="ce4">
            <text:p>0,852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87950310559006195" table:style-name="ce4">
            <text:p>0,879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868778280542986" table:style-name="ce4">
            <text:p>0,868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78125" table:style-name="ce4">
            <text:p>0,78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1" table:style-name="ce4">
            <text:p>1,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99243570347957599" table:style-name="ce4">
            <text:p>0,992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90422535211267596" table:style-name="ce4">
            <text:p>0,90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92517006802721102" table:style-name="ce4">
            <text:p>0,925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8333333333333302" table:style-name="ce4">
            <text:p>0,68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635276532137519" table:style-name="ce4">
            <text:p>0,635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8964401294498399" table:style-name="ce4">
            <text:p>0,78964</text:p>
          </table:table-cell>
          <table:table-cell table:number-columns-repeated="16382"/>
        </table:table-row>
        <table:table-row table:number-rows-repeated="1048498" table:style-name="ro1">
          <table:table-cell table:number-columns-repeated="16384"/>
        </table:table-row>
      </table:table>
      <table:table table:name="CurvaROC" table:style-name="ta3">
        <table:table-column table:style-name="co2" table:number-columns-repeated="16384" table:default-cell-style-name="ce1"/>
        <table:table-row table:style-name="ro1">
          <table:table-cell table:style-name="ce1">
            <draw:frame draw:z-index="1" draw:id="id0" draw:style-name="a0" draw:name="Chart 1" svg:x="0in" svg:y="0in" svg:width="6.16667in" svg:height="4.0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0.6" table:style-name="ce1">
            <text:p>0,6</text:p>
          </table:table-cell>
          <table:table-cell office:value-type="float" office:value="0.6" table:style-name="ce1">
            <text:p>0,6</text:p>
          </table:table-cell>
          <table:table-cell table:number-columns-repeated="163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">
            <draw:frame draw:z-index="2" draw:id="id1" draw:style-name="a1" draw:name="Chart 2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'file:///D:/Master%20Vision%20Artificial/BI/Practices/prac2_2013/prac2_clasif1.ods'#Falsa_Aceptación" table:style-name="ta4">
        <table:table-source xlink:href="file:///D:/Master%20Vision%20Artificial/BI/Practices/prac2_2013/prac2_clasif1.ods" table:table-name="Falsa_Acept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Master%20Vision%20Artificial/BI/Practices/prac2_2013/prac2_clasif1.ods'#Falso_Rechazo" table:style-name="ta4">
        <table:table-source xlink:href="file:///D:/Master%20Vision%20Artificial/BI/Practices/prac2_2013/prac2_clasif1.ods" table:table-name="Falso_Recha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Master%20Vision%20Artificial/BI/Practices/prac2_2013/prac2_clasif1.ods'#Curva_ROC" table:style-name="ta4">
        <table:table-source xlink:href="file:///D:/Master%20Vision%20Artificial/BI/Practices/prac2_2013/prac2_clasif1.ods" table:table-name="Curva_ROC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number:number-style style:name="N37">
      <number:number number:decimal-places="5" number:min-integer-digits="1"/>
    </number:number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Orion</dc:creator>
    <meta:creation-date>2007-03-23T19:02:24Z</meta:creation-date>
    <dc:date>2013-02-23T21:39:59Z</dc:date>
    <meta:editing-cycles>9</meta:editing-cycles>
    <meta:editing-duration>PT10194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2">
      <style:chart-properties chart:symbol-type="automatic" chart:connect-bars="false" chart:interpolation="cubic-spline" chart:solid-type="cuboid"/>
      <style:graphic-properties draw:fill="none" draw:stroke="solid" svg:stroke-width="0.03125in" svg:stroke-color="#7d60a0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93.9996850393701pt" svg:width="444.0002362204725pt" chart:style-name="Crt0">
        <chart:legend chart:legend-position="end" chart:legend-align="center" chart:style-name="Lgnd"/>
        <chart:plot-area svg:x="70.97015748031496pt" svg:y="0.0pt" svg:width="373.03pt" svg:height="293.999685039370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also_rechazo.$C$3:.$M$3" chart:class="chart:scatter" chart:attached-axis="primary-y" chart:style-name="G0S0">
            <chart:domain table:cell-range-address="Falso_rechazo.$C$1:.$M$1"/>
            <chart:data-point chart:repeated="11"/>
          </chart:series>
          <chart:series chart:values-cell-range-address="Falsa_Aceptación.$C$3:.$M$3" chart:class="chart:scatter" chart:attached-axis="primary-y" chart:style-name="G0S1">
            <chart:domain table:cell-range-address="Falsa_Aceptación.$C$1:.$M$1"/>
            <chart:data-point chart:repeated="11"/>
          </chart:series>
          <chart:series chart:values-cell-range-address="CurvaROC.$M$1:.$N$1" chart:class="chart:scatter" chart:attached-axis="primary-y" chart:style-name="G0S2">
            <chart:domain table:cell-range-address="CurvaROC.$M$2:.$N$2"/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Falso_rechazo.$C$3:.$M$3" chart:class="chart:scatter" chart:attached-axis="primary-y" chart:style-name="G0S0">
            <chart:domain table:cell-range-address="Falsa_Aceptación.$C$3:.$M$3"/>
            <chart:data-point chart:repeated="11"/>
          </chart:series>
          <chart:series chart:label-cell-address="CurvaROC.$M$1" chart:values-cell-range-address="CurvaROC.$M$1:.$N$1" chart:class="chart:scatter" chart:attached-axis="primary-y" chart:style-name="G0S1">
            <chart:domain table:cell-range-address="CurvaROC.$M$1:.$N$1"/>
            <chart:data-point chart:repeated="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